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top" draw:auto-grow-height="false" fo:min-height="2.29cm" fo:min-width="12.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b85c00" draw:fill-color="#ffdbb6" draw:textarea-horizontal-align="justify" draw:textarea-vertical-align="middle" draw:auto-grow-height="false" fo:min-height="0.424cm" fo:min-width="1.296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0.702cm" fo:min-width="5.21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0.385cm" fo:min-width="5.215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1.971cm" fo:min-width="3.31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0.703cm" fo:min-width="2.04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8" draw:marker-end-width="0.3cm" draw:fill="none" draw:textarea-vertical-align="middle" loext:decorative="false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1.02cm" fo:min-width="3.945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Arrowheads_20_20" draw:marker-end-width="0.3cm" draw:fill="none" draw:textarea-vertical-align="middle" loext:decorative="false"/>
      <style:paragraph-properties style:writing-mode="lr-tb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0.703cm" fo:min-width="2.676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2" draw:marker-end-width="0.3cm" draw:fill="none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draw:marker-end="Arrowheads_20_23" draw:marker-end-width="0.3cm" draw:fill="none" draw:textarea-vertical-align="middle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0.199cm" fo:min-width="0cm" loext:decorative="false"/>
    </style:style>
    <style:style style:name="gr3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8" draw:marker-end-width="0.3cm" draw:fill="none" draw:textarea-vertical-align="top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0.199cm" fo:min-width="1.296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32" draw:marker-end-width="0.3cm" draw:fill="none" draw:textarea-vertical-align="top" loext:decorative="false"/>
      <style:paragraph-properties style:writing-mode="lr-tb"/>
    </style:style>
    <style:style style:name="gr40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2" style:family="graphic" style:parent-style-name="standard">
      <style:graphic-properties draw:fill-color="#dee6ef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43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37" draw:marker-end-width="0.3cm" draw:fill="none" draw:textarea-vertical-align="top" loext:decorative="false"/>
      <style:paragraph-properties style:writing-mode="lr-tb"/>
    </style:style>
    <style:style style:name="gr46" style:family="graphic" style:parent-style-name="objectwithoutfill">
      <style:graphic-properties draw:marker-end="Arrowheads_20_38" draw:marker-end-width="0.3cm" draw:fill="none" draw:textarea-vertical-align="top" loext:decorative="false"/>
      <style:paragraph-properties style:writing-mode="lr-tb"/>
    </style:style>
    <style:style style:name="gr47" style:family="graphic" style:parent-style-name="objectwithoutfill">
      <style:graphic-properties draw:marker-end="Arrowheads_20_39" draw:marker-end-width="0.3cm" draw:fill="none" draw:textarea-vertical-align="bottom" loext:decorative="false"/>
      <style:paragraph-properties style:writing-mode="lr-tb"/>
    </style:style>
    <style:style style:name="gr48" style:family="graphic" style:parent-style-name="objectwithoutfill">
      <style:graphic-properties draw:marker-end="Arrowheads_20_40" draw:marker-end-width="0.3cm" draw:fill="none" draw:textarea-vertical-align="middle" loext:decorative="false"/>
      <style:paragraph-properties style:writing-mode="lr-tb"/>
    </style:style>
    <style:style style:name="gr49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42" draw:marker-end-width="0.3cm" draw:fill="none" draw:textarea-vertical-align="middle" loext:decorative="false"/>
      <style:paragraph-properties style:writing-mode="lr-tb"/>
    </style:style>
    <style:style style:name="gr51" style:family="graphic" style:parent-style-name="objectwithoutfill">
      <style:graphic-properties draw:marker-end="Arrowheads_20_43" draw:marker-end-width="0.3cm" draw:fill="none" draw:textarea-vertical-align="middle" loext:decorative="false"/>
      <style:paragraph-properties style:writing-mode="lr-tb"/>
    </style:style>
    <style:style style:name="gr52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55" style:family="graphic" style:parent-style-name="standard">
      <style:graphic-properties draw:fill-color="#dee6ef" draw:textarea-horizontal-align="justify" draw:textarea-vertical-align="middle" draw:auto-grow-height="false" fo:min-height="0.385cm" fo:min-width="3.627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dee6ef" draw:textarea-horizontal-align="justify" draw:textarea-vertical-align="middle" draw:auto-grow-height="false" fo:min-height="0.385cm" fo:min-width="3.628cm" style:writing-mode="lr-tb" loext:decorative="false"/>
      <style:paragraph-properties style:writing-mode="lr-tb"/>
    </style:style>
    <style:style style:name="gr57" style:family="graphic" style:parent-style-name="objectwithoutfill">
      <style:graphic-properties draw:marker-end="Arrowheads_20_47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60" style:family="graphic" style:parent-style-name="standard">
      <style:graphic-properties draw:fill-color="#dee6ef" draw:textarea-horizontal-align="justify" draw:textarea-vertical-align="middle" draw:auto-grow-height="false" fo:min-height="0.385cm" fo:min-width="4.58cm" style:writing-mode="lr-tb" loext:decorative="false"/>
      <style:paragraph-properties style:writing-mode="lr-tb"/>
    </style:style>
    <style:style style:name="gr61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62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bf0041" draw:fill-color="#e0c2cd" draw:textarea-horizontal-align="justify" draw:textarea-vertical-align="middle" draw:auto-grow-height="false" fo:min-height="1.339cm" fo:min-width="2.676cm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dee6ef" draw:textarea-horizontal-align="justify" draw:textarea-vertical-align="middle" draw:auto-grow-height="false" fo:min-height="0.385cm" fo:min-width="2.357cm" style:writing-mode="lr-tb" loext:decorative="false"/>
      <style:paragraph-properties style:writing-mode="lr-tb"/>
    </style:style>
    <style:style style:name="gr66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69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70" style:family="graphic" style:parent-style-name="standard">
      <style:graphic-properties svg:stroke-color="#b85c00" draw:fill-color="#ffffff" draw:textarea-horizontal-align="justify" draw:textarea-vertical-align="middle" draw:auto-grow-height="false" fo:min-height="0.424cm" fo:min-width="1.745cm" style:writing-mode="lr-tb" loext:decorative="false"/>
      <style:paragraph-properties style:writing-mode="lr-tb"/>
    </style:style>
    <style:style style:name="gr71" style:family="graphic" style:parent-style-name="standard">
      <style:graphic-properties draw:fill-color="#dee6ef"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gr72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80" style:family="graphic" style:parent-style-name="standard">
      <style:graphic-properties draw:fill-color="#dee6ef" draw:textarea-horizontal-align="justify" draw:textarea-vertical-align="middle" draw:auto-grow-height="false" fo:min-height="1.021cm" fo:min-width="3.31cm" style:writing-mode="lr-tb" loext:decorative="false"/>
      <style:paragraph-properties style:writing-mode="lr-tb"/>
    </style:style>
    <style:style style:name="gr81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87" style:family="graphic" style:parent-style-name="standard">
      <style:graphic-properties draw:fill-color="#dee6ef" draw:textarea-horizontal-align="justify" draw:textarea-vertical-align="middle" draw:auto-grow-height="false" fo:min-height="0.544cm" fo:min-width="2.04cm" style:writing-mode="lr-tb" loext:decorative="false"/>
      <style:paragraph-properties style:writing-mode="lr-tb"/>
    </style:style>
    <style:style style:name="gr88" style:family="graphic" style:parent-style-name="standard">
      <style:graphic-properties draw:fill-color="#dee6ef" draw:textarea-horizontal-align="justify" draw:textarea-vertical-align="middle" draw:auto-grow-height="false" fo:min-height="0.701cm" fo:min-width="3.31cm" style:writing-mode="lr-tb" loext:decorative="false"/>
      <style:paragraph-properties style:writing-mode="lr-tb"/>
    </style:style>
    <style:style style:name="gr89" style:family="graphic" style:parent-style-name="standard">
      <style:graphic-properties draw:fill-color="#dee6ef"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90" style:family="graphic" style:parent-style-name="objectwithoutfill">
      <style:graphic-properties draw:marker-end="Arrowheads_20_69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70" draw:marker-end-width="0.3cm" draw:fill="none" draw:textarea-vertical-align="top" loext:decorative="false"/>
      <style:paragraph-properties style:writing-mode="lr-tb"/>
    </style:style>
    <style:style style:name="gr92" style:family="graphic" style:parent-style-name="objectwithoutfill">
      <style:graphic-properties draw:marker-end="Arrowheads_20_71" draw:marker-end-width="0.3cm" draw:fill="none" draw:textarea-vertical-align="top" loext:decorative="false"/>
      <style:paragraph-properties style:writing-mode="lr-tb"/>
    </style:style>
    <style:style style:name="gr93" style:family="graphic" style:parent-style-name="objectwithoutfill">
      <style:graphic-properties draw:marker-end="Arrowheads_20_73" draw:marker-end-width="0.3cm" draw:fill="none" draw:textarea-vertical-align="middle" loext:decorative="false"/>
      <style:paragraph-properties style:writing-mode="lr-tb"/>
    </style:style>
    <style:style style:name="gr94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75" draw:marker-end-width="0.3cm" draw:fill="none" draw:textarea-vertical-align="top" loext:decorative="false"/>
      <style:paragraph-properties style:writing-mode="lr-tb"/>
    </style:style>
    <style:style style:name="gr96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78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79" draw:marker-end-width="0.3cm" draw:fill="none" draw:textarea-vertical-align="top" loext:decorative="false"/>
      <style:paragraph-properties style:writing-mode="lr-tb"/>
    </style:style>
    <style:style style:name="gr99" style:family="graphic" style:parent-style-name="objectwithoutfill">
      <style:graphic-properties draw:marker-end="Arrowheads_20_80" draw:marker-end-width="0.3cm" draw:fill="none" draw:textarea-vertical-align="top" loext:decorative="false"/>
      <style:paragraph-properties style:writing-mode="lr-tb"/>
    </style:style>
    <style:style style:name="gr100" style:family="graphic" style:parent-style-name="objectwithoutfill">
      <style:graphic-properties draw:marker-end="Arrowheads_20_81" draw:marker-end-width="0.3cm" draw:fill="none" draw:textarea-vertical-align="middle" loext:decorative="false"/>
    </style:style>
    <style:style style:name="gr101" style:family="graphic" style:parent-style-name="objectwithoutfill">
      <style:graphic-properties draw:marker-end="Arrowheads_20_82" draw:marker-end-width="0.3cm" draw:fill="none" draw:textarea-vertical-align="middle" loext:decorative="false"/>
    </style:style>
    <style:style style:name="gr102" style:family="graphic" style:parent-style-name="objectwithoutfill">
      <style:graphic-properties draw:marker-end="Arrowheads_20_83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85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86" draw:marker-end-width="0.3cm" draw:fill="none" draw:textarea-vertical-align="middle" loext:decorative="false"/>
    </style:style>
    <style:style style:name="gr105" style:family="graphic" style:parent-style-name="objectwithoutfill">
      <style:graphic-properties draw:marker-end="Arrowheads_20_87" draw:marker-end-width="0.3cm" draw:fill="none" draw:textarea-vertical-align="middle" loext:decorative="false"/>
    </style:style>
    <style:style style:name="gr106" style:family="graphic" style:parent-style-name="standard">
      <style:graphic-properties draw:stroke="dash" draw:stroke-dash="Long_20_Dot" svg:stroke-color="#666666" svg:stroke-linecap="butt" draw:fill-color="#eeeeee" draw:textarea-horizontal-align="justify" draw:textarea-vertical-align="top" draw:auto-grow-height="false" fo:min-height="1.338cm" fo:min-width="7.755cm" style:writing-mode="lr-tb" loext:decorative="false"/>
      <style:paragraph-properties style:writing-mode="lr-tb"/>
    </style:style>
    <style:style style:name="gr107" style:family="graphic" style:parent-style-name="objectwithoutfill">
      <style:graphic-properties draw:marker-end="Arrowheads_20_18" draw:marker-end-width="0.3cm" draw:fill="none" draw:textarea-vertical-align="top" loext:decorative="false"/>
      <style:paragraph-properties style:writing-mode="lr-tb"/>
    </style:style>
    <style:style style:name="gr108" style:family="graphic" style:parent-style-name="objectwithoutfill">
      <style:graphic-properties draw:marker-end="Arrowheads_20_20" draw:marker-end-width="0.3cm" draw:fill="none" draw:textarea-vertical-align="top" loext:decorative="false"/>
      <style:paragraph-properties style:writing-mode="lr-tb"/>
    </style:style>
    <style:style style:name="gr109" style:family="graphic" style:parent-style-name="objectwithoutfill">
      <style:graphic-properties draw:marker-end="Arrowheads_20_90" draw:marker-end-width="0.3cm" draw:fill="none" draw:textarea-vertical-align="middle" loext:decorative="false"/>
      <style:paragraph-properties style:writing-mode="lr-tb"/>
    </style:style>
    <style:style style:name="gr110" style:family="graphic" style:parent-style-name="objectwithoutfill">
      <style:graphic-properties draw:marker-end="Arrowheads_20_91" draw:marker-end-width="0.3cm" draw:fill="none" draw:textarea-vertical-align="middle" loext:decorative="false"/>
    </style:style>
    <style:style style:name="gr111" style:family="graphic" style:parent-style-name="objectwithoutfill">
      <style:graphic-properties draw:marker-end="Arrowheads_20_92" draw:marker-end-width="0.3cm" draw:fill="none" draw:textarea-vertical-align="bottom" loext:decorative="false"/>
      <style:paragraph-properties style:writing-mode="lr-tb"/>
    </style:style>
    <style:style style:name="P1" style:family="paragraph">
      <style:paragraph-properties fo:text-align="start"/>
      <style:text-properties fo:font-size="12pt" fo:font-weight="bold" style:font-weight-asian="bold" style:font-weight-complex="bold"/>
    </style:style>
    <style:style style:name="P2" style:family="paragraph">
      <loext:graphic-properties draw:fill-color="#ffffff"/>
      <style:paragraph-properties fo:text-align="start" style:writing-mode="lr-tb"/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ffdbb6"/>
      <style:paragraph-properties fo:text-align="center" style:writing-mode="lr-tb"/>
      <style:text-properties fo:font-size="10pt"/>
    </style:style>
    <style:style style:name="P5" style:family="paragraph">
      <loext:graphic-properties draw:fill-color="#dee6ef"/>
      <style:paragraph-properties fo:text-align="center" style:writing-mode="lr-tb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0p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font-size="10pt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0pt" fo:background-color="#ffffff" style:font-size-asian="10pt" style:font-size-complex="10pt"/>
    </style:style>
    <style:style style:name="P11" style:family="paragraph">
      <loext:graphic-properties draw:fill-color="#dee6ef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-color="#dee6ef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7" style:family="paragraph">
      <loext:graphic-properties draw:fill-color="#ffffff"/>
      <style:paragraph-properties fo:text-align="center" style:writing-mode="lr-tb"/>
      <style:text-properties fo:font-size="10pt"/>
    </style:style>
    <style:style style:name="P18" style:family="paragraph">
      <loext:graphic-properties draw:fill-color="#e0c2cd"/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text-align="start"/>
      <style:text-properties fo:font-size="10pt" fo:background-color="#ffffff" style:font-size-asian="10pt" style:font-size-complex="10pt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22" style:family="paragraph">
      <style:paragraph-properties fo:text-align="start"/>
      <style:text-properties fo:font-size="10pt" fo:font-style="italic"/>
    </style:style>
    <style:style style:name="P23" style:family="paragraph">
      <loext:graphic-properties draw:fill-color="#eeeeee"/>
      <style:paragraph-properties fo:text-align="start" style:writing-mode="lr-tb"/>
      <style:text-properties fo:font-size="10pt" fo:font-style="italic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fo:font-weight="bold" style:font-weight-asian="bold" style:font-weight-complex="bold"/>
    </style:style>
    <style:style style:name="T4" style:family="text">
      <style:text-properties fo:font-size="10pt" fo:background-color="#ffffff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fo:font-style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2.54cm" svg:x="1cm" svg:y="1cm">
          <text:p text:style-name="P1"><text:span text:style-name="T1">CSD325: Advanced </text:span><text:span text:style-name="T1">Python</text:span></text:p>
          <text:p text:style-name="P1"><text:span text:style-name="T1">Module 5.2 </text:span><text:span text:style-name="T1">Assignment: </text:span><text:span text:style-name="T1">Forest Fire </text:span><text:span text:style-name="T1">Simulation </text:span><text:span text:style-name="T1">Flowchart</text:span></text:p>
          <text:p text:style-name="P1"><text:span text:style-name="T1">Isaac Ellingson, </text:span><text:span text:style-name="T1">Sara White</text:span></text:p>
          <text:p text:style-name="P1"><text:span text:style-name="T1">11/9/202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54cm" svg:height="0.952cm" svg:x="9.254cm" svg:y="6.398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3.81cm" svg:height="0.952cm" svg:x="8.619cm" svg:y="8.303cm">
          <text:p text:style-name="P3"><text:span text:style-name="T2">Set WIDTH </text:span><text:span text:style-name="T2">to 7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3.81cm" svg:height="0.952cm" svg:x="8.619cm" svg:y="10.208cm">
          <text:p text:style-name="P3"><text:span text:style-name="T2">Set </text:span><text:span text:style-name="T2">HEIGH</text:span><text:span text:style-name="T2">T to 2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3.81cm" svg:height="0.952cm" svg:x="8.619cm" svg:y="12.113cm">
          <text:p text:style-name="P3"><text:span text:style-name="T2">Set TREE to ‘A’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3.81cm" svg:height="0.952cm" svg:x="8.619cm" svg:y="14.018cm">
          <text:p text:style-name="P3"><text:span text:style-name="T2">Set FIRE to ‘@’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3.81cm" svg:height="0.952cm" svg:x="8.619cm" svg:y="15.606cm">
          <text:p text:style-name="P3"><text:span text:style-name="T2">Set EMPTY to ‘ ‘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5.715cm" svg:height="0.952cm" svg:x="7.667cm" svg:y="17.193cm">
          <text:p text:style-name="P3"><text:span text:style-name="T2">Set </text:span><text:span text:style-name="T2">INITIA</text:span><text:span text:style-name="T2">L_TRE</text:span><text:span text:style-name="T2">E_DE</text:span><text:span text:style-name="T2">NSITY </text:span><text:span text:style-name="T2">to 0.2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5.715cm" svg:height="0.635cm" svg:x="7.667cm" svg:y="18.78cm">
          <text:p text:style-name="P3"><text:span text:style-name="T2">Set </text:span><text:span text:style-name="T2">GROW_CHANCE to </text:span><text:span text:style-name="T2">0.0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0.524cm" svg:y1="7.35cm" svg:x2="10.524cm" svg:y2="8.303cm" draw:start-shape="id1" draw:start-glue-point="8" draw:end-shape="id2" draw:end-glue-point="0" svg:d="M10524 7350v953" svg:viewBox="0 0 1 954">
          <text:p/>
        </draw:connector>
        <draw:connector draw:style-name="gr7" draw:text-style-name="P6" draw:layer="layout" svg:x1="10.524cm" svg:y1="9.255cm" svg:x2="10.524cm" svg:y2="10.208cm" draw:start-shape="id2" draw:start-glue-point="2" draw:end-shape="id3" draw:end-glue-point="0" svg:d="M10524 9255v953" svg:viewBox="0 0 1 954">
          <text:p/>
        </draw:connector>
        <draw:connector draw:style-name="gr8" draw:text-style-name="P6" draw:layer="layout" svg:x1="10.524cm" svg:y1="11.16cm" svg:x2="10.524cm" svg:y2="12.113cm" draw:start-shape="id3" draw:start-glue-point="2" draw:end-shape="id4" draw:end-glue-point="0" svg:d="M10524 11160v953" svg:viewBox="0 0 1 954">
          <text:p/>
        </draw:connector>
        <draw:connector draw:style-name="gr9" draw:text-style-name="P6" draw:layer="layout" svg:x1="10.524cm" svg:y1="13.065cm" svg:x2="10.524cm" svg:y2="14.018cm" draw:start-shape="id4" draw:start-glue-point="2" draw:end-shape="id5" draw:end-glue-point="0" svg:d="M10524 13065v953" svg:viewBox="0 0 1 954">
          <text:p/>
        </draw:connector>
        <draw:connector draw:style-name="gr10" draw:text-style-name="P6" draw:layer="layout" svg:x1="10.524cm" svg:y1="14.97cm" svg:x2="10.524cm" svg:y2="15.606cm" draw:start-shape="id5" draw:start-glue-point="2" draw:end-shape="id6" draw:end-glue-point="0" svg:d="M10524 14970v636" svg:viewBox="0 0 1 637">
          <text:p/>
        </draw:connector>
        <draw:connector draw:style-name="gr11" draw:text-style-name="P6" draw:layer="layout" svg:x1="10.524cm" svg:y1="16.558cm" svg:x2="10.524cm" svg:y2="17.193cm" draw:start-shape="id6" draw:start-glue-point="2" draw:end-shape="id7" draw:end-glue-point="0" svg:d="M10524 16558v635" svg:viewBox="0 0 1 636">
          <text:p/>
        </draw:connector>
        <draw:connector draw:style-name="gr12" draw:text-style-name="P6" draw:layer="layout" svg:x1="10.524cm" svg:y1="18.145cm" svg:x2="10.524cm" svg:y2="18.78cm" draw:start-shape="id7" draw:start-glue-point="2" draw:end-shape="id8" draw:end-glue-point="0" svg:d="M10524 18145v635" svg:viewBox="0 0 1 636">
          <text:p/>
        </draw:connector>
        <draw:custom-shape draw:style-name="gr13" draw:text-style-name="P8" draw:layer="layout" svg:width="3.81cm" svg:height="0.952cm" svg:x="8.62cm" svg:y="4.81cm">
          <text:p text:style-name="P7"><text:span text:style-name="T3">Set</text:span><text:span text:style-name="T3">up </text:span><text:span text:style-name="T3">Co</text:span><text:span text:style-name="T3">nst</text:span><text:span text:style-name="T3">ant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5.715cm" svg:height="0.635cm" svg:x="7.667cm" svg:y="20.05cm">
          <text:p text:style-name="P3"><text:span text:style-name="T2">Set FIRE_CHANCE </text:span><text:span text:style-name="T2">to 0.01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0.524cm" svg:y1="19.415cm" svg:x2="10.524cm" svg:y2="20.05cm" draw:start-shape="id8" draw:start-glue-point="2" draw:end-shape="id9" draw:end-glue-point="0" svg:d="M10524 19415v635" svg:viewBox="0 0 1 636">
          <text:p/>
        </draw:connector>
        <draw:custom-shape draw:style-name="gr5" draw:text-style-name="P5" xml:id="id10" draw:id="id10" draw:layer="layout" svg:width="5.715cm" svg:height="0.635cm" svg:x="7.667cm" svg:y="21.32cm">
          <text:p text:style-name="P3"><text:span text:style-name="T2">Set </text:span><text:span text:style-name="T2">PAUSE_LEN</text:span><text:span text:style-name="T2">GTH to 0.5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0.524cm" svg:y1="20.685cm" svg:x2="10.524cm" svg:y2="21.32cm" draw:start-shape="id9" draw:start-glue-point="2" draw:end-shape="id10" draw:end-glue-point="0" svg:d="M10524 20685v635" svg:viewBox="0 0 1 636">
          <text:p/>
        </draw:connector>
        <draw:custom-shape draw:style-name="gr2" draw:text-style-name="P4" xml:id="id11" draw:id="id11" draw:layer="layout" svg:width="2.54cm" svg:height="0.952cm" svg:x="9.255cm" svg:y="22.59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svg:x1="10.524cm" svg:y1="21.955cm" svg:x2="10.525cm" svg:y2="22.59cm" draw:start-shape="id10" draw:start-glue-point="2" draw:end-shape="id11" draw:end-glue-point="4" svg:d="M10524 21955v317h1v318" svg:viewBox="0 0 2 636">
          <text:p/>
        </draw:connector>
      </draw:page>
      <draw:page draw:name="page2" draw:style-name="dp1" draw:master-page-name="Default">
        <draw:custom-shape draw:style-name="gr2" draw:text-style-name="P4" xml:id="id12" draw:id="id12" draw:layer="layout" svg:width="2.54cm" svg:height="0.952cm" svg:x="6.08cm" svg:y="1.952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3" draw:id="id13" draw:layer="layout" svg:width="3.81cm" svg:height="2.221cm" svg:x="9.573cm" svg:y="1.317cm">
          <text:p text:style-name="P3"><text:span text:style-name="T2">Create a dictionary with width and height set to the WIDTH and HEIGHT constants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8.62cm" svg:y1="2.428cm" svg:x2="9.573cm" svg:y2="2.427cm" draw:start-shape="id12" draw:start-glue-point="10" draw:end-shape="id13" draw:end-glue-point="3" svg:d="M8620 2428h477v-1h476" svg:viewBox="0 0 954 2">
          <text:p/>
        </draw:connector>
        <draw:custom-shape draw:style-name="gr13" draw:text-style-name="P8" draw:layer="layout" svg:width="3.81cm" svg:height="0.952cm" svg:x="1cm" svg:y="1cm">
          <text:p text:style-name="P7"><text:span text:style-name="T3">Create New Fore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8" draw:id="id28" draw:layer="layout" svg:width="2.54cm" svg:height="0.952cm" svg:x="3.54cm" svg:y="23.86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15" draw:id="id15" draw:layer="layout" svg:width="5.08cm" svg:height="1.905cm" svg:x="8.936cm" svg:y="5.445cm">
          <text:p text:style-name="P3"><text:span text:style-name="T2">Is x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17" draw:id="id17" draw:layer="layout" svg:width="5.08cm" svg:height="1.905cm" svg:x="8.936cm" svg:y="9.892cm">
          <text:p text:style-name="P3"><text:span text:style-name="T2">Is y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5" xml:id="id14" draw:id="id14" draw:layer="layout" svg:width="3.81cm" svg:height="0.635cm" svg:x="9.571cm" svg:y="4.175cm">
          <text:p text:style-name="P3"><text:span text:style-name="T2">Set x to 1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16" draw:id="id16" draw:layer="layout" svg:width="3.81cm" svg:height="0.635cm" svg:x="9.571cm" svg:y="8.622cm">
          <text:p text:style-name="P3"><text:span text:style-name="T2">Set y to 1</text:span>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svg:x1="11.478cm" svg:y1="3.538cm" svg:x2="11.476cm" svg:y2="4.175cm" draw:start-shape="id13" draw:start-glue-point="2" draw:end-shape="id14" draw:end-glue-point="0" svg:d="M11478 3538v318h-2v319" svg:viewBox="0 0 3 638">
          <text:p/>
        </draw:connector>
        <draw:connector draw:style-name="gr21" draw:text-style-name="P6" draw:layer="layout" svg:x1="11.476cm" svg:y1="4.81cm" svg:x2="11.476cm" svg:y2="5.445cm" draw:start-shape="id14" draw:start-glue-point="2" draw:end-shape="id15" draw:end-glue-point="4" svg:d="M11476 4810v635" svg:viewBox="0 0 1 636">
          <text:p/>
        </draw:connector>
        <draw:connector draw:style-name="gr22" draw:text-style-name="P10" draw:layer="layout" svg:x1="11.476cm" svg:y1="7.35cm" svg:x2="11.476cm" svg:y2="8.622cm" draw:start-shape="id15" draw:start-glue-point="6" draw:end-shape="id16" draw:end-glue-point="0" svg:d="M11476 7350v1272" svg:viewBox="0 0 1 1273">
          <text:p text:style-name="P9"><text:span text:style-name="T4">Yes</text:span></text:p>
        </draw:connector>
        <draw:custom-shape draw:style-name="gr23" draw:text-style-name="P5" xml:id="id18" draw:id="id18" draw:layer="layout" svg:width="4.445cm" svg:height="1.27cm" svg:x="9.254cm" svg:y="13.067cm">
          <text:p text:style-name="P3"><text:span text:style-name="T2">Pick a random number from 0 to 100</text:span></text:p>
          <draw:enhanced-geometry svg:viewBox="0 0 21600 21600" draw:type="rectangle" draw:enhanced-path="M 0 0 L 21600 0 21600 21600 0 21600 0 0 Z N"/>
        </draw:custom-shape>
        <draw:connector draw:style-name="gr24" draw:text-style-name="P10" draw:layer="layout" svg:x1="11.476cm" svg:y1="11.797cm" svg:x2="11.476cm" svg:y2="13.067cm" draw:start-shape="id17" draw:start-glue-point="6" draw:end-shape="id18" draw:end-glue-point="0" svg:d="M11476 11797v1270" svg:viewBox="0 0 1 1271">
          <text:p text:style-name="P9"><text:span text:style-name="T4">Yes</text:span></text:p>
        </draw:connector>
        <draw:custom-shape draw:style-name="gr25" draw:text-style-name="P5" xml:id="id19" draw:id="id19" draw:layer="layout" svg:width="6.35cm" svg:height="1.905cm" svg:x="8.301cm" svg:y="14.972cm">
          <text:p text:style-name="P3"><text:span text:style-name="T2">Is it &lt;= TREE_DENSI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11.476cm" svg:y1="14.337cm" svg:x2="11.476cm" svg:y2="14.972cm" draw:start-shape="id18" draw:start-glue-point="2" draw:end-shape="id19" draw:end-glue-point="4" svg:d="M11476 14337v635" svg:viewBox="0 0 1 636">
          <text:p/>
        </draw:connector>
        <draw:custom-shape draw:style-name="gr23" draw:text-style-name="P5" xml:id="id20" draw:id="id20" draw:layer="layout" svg:width="4.445cm" svg:height="1.27cm" svg:x="5.763cm" svg:y="17.194cm">
          <text:p text:style-name="P3"><text:span text:style-name="T2">Set Forest at this location to EMPTY</text:span></text:p>
          <draw:enhanced-geometry svg:viewBox="0 0 21600 21600" draw:type="rectangle" draw:enhanced-path="M 0 0 L 21600 0 21600 21600 0 21600 0 0 Z N"/>
        </draw:custom-shape>
        <draw:connector draw:style-name="gr27" draw:text-style-name="P10" draw:layer="layout" svg:x1="8.301cm" svg:y1="15.925cm" svg:x2="7.985cm" svg:y2="17.194cm" draw:start-shape="id19" draw:start-glue-point="5" draw:end-shape="id20" draw:end-glue-point="0" svg:d="M8301 15925h-316v1269" svg:viewBox="0 0 317 1270">
          <text:p text:style-name="P9"><text:span text:style-name="T4">No</text:span></text:p>
        </draw:connector>
        <draw:custom-shape draw:style-name="gr23" draw:text-style-name="P5" xml:id="id21" draw:id="id21" draw:layer="layout" svg:width="4.445cm" svg:height="1.27cm" svg:x="12.748cm" svg:y="17.194cm">
          <text:p text:style-name="P3"><text:span text:style-name="T2">Set Forest at this location to TREE</text:span></text:p>
          <draw:enhanced-geometry svg:viewBox="0 0 21600 21600" draw:type="rectangle" draw:enhanced-path="M 0 0 L 21600 0 21600 21600 0 21600 0 0 Z N"/>
        </draw:custom-shape>
        <draw:connector draw:style-name="gr28" draw:text-style-name="P10" draw:layer="layout" svg:x1="14.651cm" svg:y1="15.925cm" svg:x2="14.97cm" svg:y2="17.194cm" draw:start-shape="id19" draw:start-glue-point="7" draw:end-shape="id21" draw:end-glue-point="0" svg:d="M14651 15925h319v1269" svg:viewBox="0 0 320 1270">
          <text:p text:style-name="P9"><text:span text:style-name="T4">Yes</text:span></text:p>
        </draw:connector>
        <draw:custom-shape draw:style-name="gr29" draw:text-style-name="P11" xml:id="id22" draw:id="id22" draw:layer="layout" svg:width="0.635cm" svg:height="0.635cm" svg:x="14.653cm" svg:y="19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6" draw:layer="layout" svg:x1="7.985cm" svg:y1="18.464cm" svg:x2="14.653cm" svg:y2="19.415cm" draw:start-shape="id20" draw:start-glue-point="2" draw:end-shape="id22" draw:end-glue-point="6" svg:d="M7985 18464v951h6668" svg:viewBox="0 0 6669 952">
          <text:p/>
        </draw:connector>
        <draw:connector draw:style-name="gr31" draw:text-style-name="P6" draw:layer="layout" svg:x1="14.97cm" svg:y1="18.464cm" svg:x2="14.971cm" svg:y2="19.097cm" draw:start-shape="id21" draw:start-glue-point="2" draw:end-shape="id22" draw:end-glue-point="4" svg:d="M14970 18464v316h1v317" svg:viewBox="0 0 2 634">
          <text:p/>
        </draw:connector>
        <draw:custom-shape draw:style-name="gr19" draw:text-style-name="P5" xml:id="id23" draw:id="id23" draw:layer="layout" svg:width="3.81cm" svg:height="0.635cm" svg:x="14.97cm" svg:y="6.08cm">
          <text:p text:style-name="P3"><text:span text:style-name="T2">Increment x</text:span>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14.97cm" svg:y1="6.397cm" svg:x2="14.016cm" svg:y2="6.398cm" draw:start-shape="id23" draw:start-glue-point="3" draw:end-shape="id15" draw:end-glue-point="7" svg:d="M14970 6397h-476v1h-478" svg:viewBox="0 0 955 2">
          <text:p/>
        </draw:connector>
        <draw:custom-shape draw:style-name="gr19" draw:text-style-name="P5" xml:id="id24" draw:id="id24" draw:layer="layout" svg:width="3.81cm" svg:height="0.635cm" svg:x="14.97cm" svg:y="10.525cm">
          <text:p text:style-name="P3"><text:span text:style-name="T2">Increment y</text:span>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14.97cm" svg:y1="10.842cm" svg:x2="14.016cm" svg:y2="10.845cm" draw:start-shape="id24" draw:start-glue-point="3" draw:end-shape="id17" draw:end-glue-point="7" svg:d="M14970 10842h-476v3h-478" svg:viewBox="0 0 955 4">
          <text:p/>
        </draw:connector>
        <draw:connector draw:style-name="gr34" draw:text-style-name="P12" draw:layer="layout" draw:line-skew="-3.307cm" svg:x1="8.936cm" svg:y1="10.845cm" svg:x2="10.208cm" svg:y2="20.368cm" draw:start-shape="id17" draw:start-glue-point="5" draw:end-shape="id25" draw:end-glue-point="6" svg:d="M8936 10845h-3808v9523h5080" svg:viewBox="0 0 5081 9524">
          <text:p text:style-name="P9"><text:span text:style-name="T5">No</text:span></text:p>
        </draw:connector>
        <draw:custom-shape draw:style-name="gr35" draw:text-style-name="P14" xml:id="id25" draw:id="id25" draw:layer="layout" svg:width="2.54cm" svg:height="0.635cm" svg:x="10.208cm" svg:y="20.05cm">
          <text:p text:style-name="P13"><text:span text:style-name="T5">End 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6" draw:layer="layout" svg:x1="11.476cm" svg:y1="9.257cm" svg:x2="11.476cm" svg:y2="9.892cm" draw:start-shape="id16" draw:start-glue-point="2" draw:end-shape="id17" draw:end-glue-point="4" svg:d="M11476 9257v635" svg:viewBox="0 0 1 636">
          <text:p/>
        </draw:connector>
        <draw:custom-shape draw:style-name="gr35" draw:text-style-name="P14" xml:id="id26" draw:id="id26" draw:layer="layout" svg:width="2.54cm" svg:height="0.635cm" svg:x="3.54cm" svg:y="21.32cm">
          <text:p text:style-name="P13"><text:span text:style-name="T5">End 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15.288cm" svg:y1="19.415cm" svg:x2="18.78cm" svg:y2="10.842cm" draw:start-shape="id22" draw:start-glue-point="10" draw:end-shape="id24" draw:end-glue-point="1" svg:d="M15288 19415h3993v-8573h-501" svg:viewBox="0 0 3994 8574">
          <text:p/>
        </draw:connector>
        <draw:connector draw:style-name="gr38" draw:text-style-name="P6" draw:layer="layout" draw:line-skew="0.769cm" svg:x1="12.748cm" svg:y1="20.368cm" svg:x2="18.78cm" svg:y2="6.397cm" draw:start-shape="id25" draw:start-glue-point="10" draw:end-shape="id23" draw:end-glue-point="1" svg:d="M12748 20368h7302v-13971h-1270" svg:viewBox="0 0 7303 13972">
          <text:p/>
        </draw:connector>
        <draw:connector draw:style-name="gr39" draw:text-style-name="P12" draw:layer="layout" svg:x1="8.936cm" svg:y1="6.398cm" svg:x2="4.81cm" svg:y2="21.32cm" draw:start-shape="id15" draw:start-glue-point="5" draw:end-shape="id26" draw:end-glue-point="4" svg:d="M8936 6398h-4126v14922" svg:viewBox="0 0 4127 14923">
          <text:p text:style-name="P9"><text:span text:style-name="T5">No</text:span></text:p>
        </draw:connector>
        <draw:custom-shape draw:style-name="gr19" draw:text-style-name="P5" xml:id="id27" draw:id="id27" draw:layer="layout" svg:width="3.81cm" svg:height="0.635cm" svg:x="2.905cm" svg:y="22.59cm">
          <text:p text:style-name="P3"><text:span text:style-name="T2">Return the forest</text:span></text:p>
          <draw:enhanced-geometry svg:viewBox="0 0 21600 21600" draw:type="rectangle" draw:enhanced-path="M 0 0 L 21600 0 21600 21600 0 21600 0 0 Z N"/>
        </draw:custom-shape>
        <draw:connector draw:style-name="gr40" draw:text-style-name="P6" draw:layer="layout" svg:x1="4.81cm" svg:y1="21.955cm" svg:x2="4.81cm" svg:y2="22.59cm" draw:start-shape="id26" draw:start-glue-point="8" draw:end-shape="id27" draw:end-glue-point="0" svg:d="M4810 21955v635" svg:viewBox="0 0 1 636">
          <text:p/>
        </draw:connector>
        <draw:connector draw:style-name="gr41" draw:text-style-name="P6" draw:layer="layout" svg:x1="4.81cm" svg:y1="23.225cm" svg:x2="4.81cm" svg:y2="23.86cm" draw:start-shape="id27" draw:start-glue-point="2" draw:end-shape="id28" draw:end-glue-point="4" svg:d="M4810 23225v635" svg:viewBox="0 0 1 636">
          <text:p/>
        </draw:connector>
      </draw:page>
      <draw:page draw:name="page3" draw:style-name="dp1" draw:master-page-name="Default">
        <draw:custom-shape draw:style-name="gr13" draw:text-style-name="P8" draw:layer="layout" svg:width="3.81cm" svg:height="0.952cm" svg:x="16.78cm" svg:y="1cm">
          <text:p text:style-name="P7"><text:span text:style-name="T3">Display For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31" draw:id="id31" draw:layer="layout" svg:width="5.08cm" svg:height="1.905cm" svg:x="6.848cm" svg:y="4.175cm">
          <text:p text:style-name="P3"><text:span text:style-name="T2">Is x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33" draw:id="id33" draw:layer="layout" svg:width="5.08cm" svg:height="1.905cm" svg:x="6.849cm" svg:y="8.303cm">
          <text:p text:style-name="P3"><text:span text:style-name="T2">Is y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5" xml:id="id29" draw:id="id29" draw:layer="layout" svg:width="3.81cm" svg:height="1.27cm" svg:x="7.483cm" svg:y="1cm">
          <text:p text:style-name="P3"><text:span text:style-name="T2">Move bext cursor to 0,0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32" draw:id="id32" draw:layer="layout" svg:width="3.81cm" svg:height="0.635cm" svg:x="7.484cm" svg:y="7.033cm">
          <text:p text:style-name="P3"><text:span text:style-name="T2">Set y to 1</text:span></text:p>
          <draw:enhanced-geometry svg:viewBox="0 0 21600 21600" draw:type="rectangle" draw:enhanced-path="M 0 0 L 21600 0 21600 21600 0 21600 0 0 Z N"/>
        </draw:custom-shape>
        <draw:connector draw:style-name="gr21" draw:text-style-name="P6" draw:layer="layout" svg:x1="9.388cm" svg:y1="2.27cm" svg:x2="9.389cm" svg:y2="2.905cm" draw:start-shape="id29" draw:start-glue-point="2" draw:end-shape="id30" draw:end-glue-point="0" svg:d="M9388 2270v317h1v318" svg:viewBox="0 0 2 636">
          <text:p/>
        </draw:connector>
        <draw:connector draw:style-name="gr22" draw:text-style-name="P10" draw:layer="layout" svg:x1="9.388cm" svg:y1="6.08cm" svg:x2="9.389cm" svg:y2="7.033cm" draw:start-shape="id31" draw:start-glue-point="6" draw:end-shape="id32" draw:end-glue-point="0" svg:d="M9388 6080v476h1v477" svg:viewBox="0 0 2 954">
          <text:p text:style-name="P9"><text:span text:style-name="T4">Yes</text:span></text:p>
        </draw:connector>
        <draw:connector draw:style-name="gr24" draw:text-style-name="P10" draw:layer="layout" svg:x1="9.389cm" svg:y1="10.208cm" svg:x2="9.389cm" svg:y2="11.478cm" draw:start-shape="id33" draw:start-glue-point="6" draw:end-shape="id34" draw:end-glue-point="4" svg:d="M9389 10208v1270" svg:viewBox="0 0 1 1271">
          <text:p text:style-name="P9"><text:span text:style-name="T4">Yes</text:span></text:p>
        </draw:connector>
        <draw:custom-shape draw:style-name="gr25" draw:text-style-name="P5" xml:id="id34" draw:id="id34" draw:layer="layout" svg:width="6.35cm" svg:height="1.905cm" svg:x="6.214cm" svg:y="11.478cm">
          <text:p text:style-name="P3"><text:span text:style-name="T2">Is this cell a TRE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5" xml:id="id35" draw:id="id35" draw:layer="layout" svg:width="3.81cm" svg:height="0.635cm" svg:x="12.882cm" svg:y="4.81cm">
          <text:p text:style-name="P3"><text:span text:style-name="T2">Increment x</text:span>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12.882cm" svg:y1="5.127cm" svg:x2="11.928cm" svg:y2="5.128cm" draw:start-shape="id35" draw:start-glue-point="3" draw:end-shape="id31" draw:end-glue-point="7" svg:d="M12882 5127h-476v1h-478" svg:viewBox="0 0 955 2">
          <text:p/>
        </draw:connector>
        <draw:custom-shape draw:style-name="gr19" draw:text-style-name="P5" xml:id="id36" draw:id="id36" draw:layer="layout" svg:width="3.81cm" svg:height="0.635cm" svg:x="12.882cm" svg:y="8.938cm">
          <text:p text:style-name="P3"><text:span text:style-name="T2">Increment y</text:span>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12.882cm" svg:y1="9.255cm" svg:x2="11.929cm" svg:y2="9.256cm" draw:start-shape="id36" draw:start-glue-point="3" draw:end-shape="id33" draw:end-glue-point="7" svg:d="M12882 9255h-476v1h-477" svg:viewBox="0 0 954 2">
          <text:p/>
        </draw:connector>
        <draw:connector draw:style-name="gr34" draw:text-style-name="P12" draw:layer="layout" draw:line-skew="-3.307cm" svg:x1="6.849cm" svg:y1="9.256cm" svg:x2="8.12cm" svg:y2="22.908cm" draw:start-shape="id33" draw:start-glue-point="5" draw:end-shape="id37" draw:end-glue-point="6" svg:d="M6849 9256h-3808v13652h5079" svg:viewBox="0 0 5080 13653">
          <text:p text:style-name="P9"><text:span text:style-name="T5">No</text:span></text:p>
        </draw:connector>
        <draw:custom-shape draw:style-name="gr35" draw:text-style-name="P14" xml:id="id37" draw:id="id37" draw:layer="layout" svg:width="2.54cm" svg:height="0.635cm" svg:x="8.12cm" svg:y="22.59cm">
          <text:p text:style-name="P13"><text:span text:style-name="T5">End 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6" draw:layer="layout" svg:x1="9.389cm" svg:y1="7.668cm" svg:x2="9.389cm" svg:y2="8.303cm" draw:start-shape="id32" draw:start-glue-point="2" draw:end-shape="id33" draw:end-glue-point="4" svg:d="M9389 7668v635" svg:viewBox="0 0 1 636">
          <text:p/>
        </draw:connector>
        <draw:custom-shape draw:style-name="gr35" draw:text-style-name="P14" xml:id="id38" draw:id="id38" draw:layer="layout" svg:width="2.54cm" svg:height="0.635cm" svg:x="1.452cm" svg:y="23.225cm">
          <text:p text:style-name="P13"><text:span text:style-name="T5">End 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6" draw:layer="layout" draw:line-skew="0.769cm" svg:x1="10.66cm" svg:y1="22.908cm" svg:x2="16.692cm" svg:y2="5.127cm" draw:start-shape="id37" draw:start-glue-point="10" draw:end-shape="id35" draw:end-glue-point="1" svg:d="M10660 22908h7302v-17781h-1270" svg:viewBox="0 0 7303 17782">
          <text:p/>
        </draw:connector>
        <draw:connector draw:style-name="gr39" draw:text-style-name="P12" draw:layer="layout" svg:x1="6.848cm" svg:y1="5.128cm" svg:x2="2.722cm" svg:y2="23.225cm" draw:start-shape="id31" draw:start-glue-point="5" draw:end-shape="id38" draw:end-glue-point="4" svg:d="M6848 5128h-4126v18097" svg:viewBox="0 0 4127 18098">
          <text:p text:style-name="P9"><text:span text:style-name="T5">No</text:span></text:p>
        </draw:connector>
        <draw:custom-shape draw:style-name="gr2" draw:text-style-name="P4" xml:id="id39" draw:id="id39" draw:layer="layout" svg:width="2.54cm" svg:height="0.952cm" svg:x="4.042cm" svg:y="1.168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6" draw:layer="layout" svg:x1="6.582cm" svg:y1="1.644cm" svg:x2="7.483cm" svg:y2="1.635cm" draw:start-shape="id39" draw:start-glue-point="10" draw:end-shape="id29" draw:end-glue-point="3" svg:d="M6582 1644h451v-9h450" svg:viewBox="0 0 902 10">
          <text:p/>
        </draw:connector>
        <draw:custom-shape draw:style-name="gr19" draw:text-style-name="P5" xml:id="id30" draw:id="id30" draw:layer="layout" svg:width="3.81cm" svg:height="0.635cm" svg:x="7.484cm" svg:y="2.905cm">
          <text:p text:style-name="P3"><text:span text:style-name="T2">Set x to 1</text:span></text:p>
          <draw:enhanced-geometry svg:viewBox="0 0 21600 21600" draw:type="rectangle" draw:enhanced-path="M 0 0 L 21600 0 21600 21600 0 21600 0 0 Z N"/>
        </draw:custom-shape>
        <draw:connector draw:style-name="gr44" draw:text-style-name="P6" draw:layer="layout" svg:x1="9.389cm" svg:y1="3.54cm" svg:x2="9.388cm" svg:y2="4.175cm" draw:start-shape="id30" draw:start-glue-point="2" draw:end-shape="id31" draw:end-glue-point="4" svg:d="M9389 3540v317h-1v318" svg:viewBox="0 0 2 636">
          <text:p/>
        </draw:connector>
        <draw:custom-shape draw:style-name="gr25" draw:text-style-name="P5" xml:id="id40" draw:id="id40" draw:layer="layout" svg:width="6.35cm" svg:height="1.905cm" svg:x="6.214cm" svg:y="14.97cm">
          <text:p text:style-name="P3"><text:span text:style-name="T2">Is this cell a FIR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xml:id="id41" draw:id="id41" draw:layer="layout" svg:width="6.35cm" svg:height="1.905cm" svg:x="6.214cm" svg:y="18.463cm">
          <text:p text:style-name="P3"><text:span text:style-name="T2">Is this cell 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10" draw:layer="layout" svg:x1="9.389cm" svg:y1="13.383cm" svg:x2="9.389cm" svg:y2="14.97cm" draw:start-shape="id34" draw:start-glue-point="6" draw:end-shape="id40" draw:end-glue-point="4" svg:d="M9389 13383v1587" svg:viewBox="0 0 1 1588">
          <text:p text:style-name="P9"><text:span text:style-name="T4">No</text:span></text:p>
        </draw:connector>
        <draw:connector draw:style-name="gr46" draw:text-style-name="P10" draw:layer="layout" svg:x1="9.389cm" svg:y1="16.875cm" svg:x2="9.389cm" svg:y2="18.463cm" draw:end-shape="id41" draw:end-glue-point="4" svg:d="M9389 16875v1588" svg:viewBox="0 0 1 1589">
          <text:p text:style-name="P9"><text:span text:style-name="T4">No</text:span></text:p>
        </draw:connector>
        <draw:connector draw:style-name="gr47" draw:text-style-name="P16" draw:layer="layout" draw:line-skew="1.086cm" svg:x1="9.389cm" svg:y1="20.368cm" svg:x2="16.692cm" svg:y2="9.255cm" draw:start-shape="id41" draw:start-glue-point="6" draw:end-shape="id36" draw:end-glue-point="1" svg:d="M9389 20368v1587h7804v-12700h-501" svg:viewBox="0 0 7805 12701">
          <text:p text:style-name="P15"><text:span text:style-name="T5">No</text:span></text:p>
        </draw:connector>
        <draw:custom-shape draw:style-name="gr19" draw:text-style-name="P5" xml:id="id42" draw:id="id42" draw:layer="layout" svg:width="3.81cm" svg:height="0.635cm" svg:x="12.882cm" svg:y="13.065cm">
          <text:p text:style-name="P3"><text:span text:style-name="T2">Set color to green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43" draw:id="id43" draw:layer="layout" svg:width="3.81cm" svg:height="0.635cm" svg:x="12.882cm" svg:y="14.335cm">
          <text:p text:style-name="P3"><text:span text:style-name="T2">Print TREE</text:span></text:p>
          <draw:enhanced-geometry svg:viewBox="0 0 21600 21600" draw:type="rectangle" draw:enhanced-path="M 0 0 L 21600 0 21600 21600 0 21600 0 0 Z N"/>
        </draw:custom-shape>
        <draw:connector draw:style-name="gr48" draw:text-style-name="P16" draw:layer="layout" svg:x1="12.564cm" svg:y1="12.431cm" svg:x2="14.787cm" svg:y2="13.065cm" draw:start-shape="id34" draw:start-glue-point="7" draw:end-shape="id42" draw:end-glue-point="0" svg:d="M12564 12431h2223v634" svg:viewBox="0 0 2224 635">
          <text:p text:style-name="P15"><text:span text:style-name="T5">Yes</text:span></text:p>
        </draw:connector>
        <draw:connector draw:style-name="gr49" draw:text-style-name="P6" draw:layer="layout" svg:x1="14.787cm" svg:y1="13.7cm" svg:x2="14.787cm" svg:y2="14.335cm" draw:start-shape="id42" draw:start-glue-point="2" draw:end-shape="id43" draw:end-glue-point="0" svg:d="M14787 13700v635" svg:viewBox="0 0 1 636">
          <text:p/>
        </draw:connector>
        <draw:custom-shape draw:style-name="gr19" draw:text-style-name="P5" xml:id="id44" draw:id="id44" draw:layer="layout" svg:width="3.81cm" svg:height="0.635cm" svg:x="12.882cm" svg:y="16.557cm">
          <text:p text:style-name="P3"><text:span text:style-name="T2">Set color to red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45" draw:id="id45" draw:layer="layout" svg:width="3.81cm" svg:height="0.635cm" svg:x="12.882cm" svg:y="17.827cm">
          <text:p text:style-name="P3"><text:span text:style-name="T2">Print FIRE</text:span></text:p>
          <draw:enhanced-geometry svg:viewBox="0 0 21600 21600" draw:type="rectangle" draw:enhanced-path="M 0 0 L 21600 0 21600 21600 0 21600 0 0 Z N"/>
        </draw:custom-shape>
        <draw:connector draw:style-name="gr49" draw:text-style-name="P6" draw:layer="layout" svg:x1="14.787cm" svg:y1="17.192cm" svg:x2="14.787cm" svg:y2="17.827cm" draw:start-shape="id44" draw:start-glue-point="2" draw:end-shape="id45" draw:end-glue-point="0" svg:d="M14787 17192v635" svg:viewBox="0 0 1 636">
          <text:p/>
        </draw:connector>
        <draw:custom-shape draw:style-name="gr19" draw:text-style-name="P5" xml:id="id46" draw:id="id46" draw:layer="layout" svg:width="3.81cm" svg:height="0.635cm" svg:x="12.882cm" svg:y="20.05cm">
          <text:p text:style-name="P3"><text:span text:style-name="T2">Print EMPTY</text:span></text:p>
          <draw:enhanced-geometry svg:viewBox="0 0 21600 21600" draw:type="rectangle" draw:enhanced-path="M 0 0 L 21600 0 21600 21600 0 21600 0 0 Z N"/>
        </draw:custom-shape>
        <draw:connector draw:style-name="gr50" draw:text-style-name="P16" draw:layer="layout" svg:x1="12.564cm" svg:y1="19.416cm" svg:x2="14.787cm" svg:y2="20.05cm" draw:start-shape="id41" draw:start-glue-point="7" draw:end-shape="id46" draw:end-glue-point="0" svg:d="M12564 19416h2223v634" svg:viewBox="0 0 2224 635">
          <text:p text:style-name="P15"><text:span text:style-name="T5">Yes</text:span></text:p>
        </draw:connector>
        <draw:connector draw:style-name="gr51" draw:text-style-name="P16" draw:layer="layout" svg:x1="12.564cm" svg:y1="15.923cm" svg:x2="14.787cm" svg:y2="16.557cm" draw:start-shape="id40" draw:start-glue-point="7" draw:end-shape="id44" draw:end-glue-point="0" svg:d="M12564 15923h2223v634" svg:viewBox="0 0 2224 635">
          <text:p text:style-name="P15"><text:span text:style-name="T5">Yes</text:span></text:p>
        </draw:connector>
        <draw:connector draw:style-name="gr52" draw:text-style-name="P6" draw:layer="layout" svg:x1="16.692cm" svg:y1="14.652cm" svg:x2="16.692cm" svg:y2="9.255cm" draw:start-shape="id43" draw:start-glue-point="1" draw:end-shape="id36" draw:end-glue-point="1" svg:d="M16692 14652h501v-5397h-501" svg:viewBox="0 0 502 5398">
          <text:p/>
        </draw:connector>
        <draw:connector draw:style-name="gr53" draw:text-style-name="P6" draw:layer="layout" svg:x1="16.692cm" svg:y1="18.144cm" svg:x2="16.692cm" svg:y2="9.255cm" draw:start-shape="id45" draw:start-glue-point="1" draw:end-shape="id36" draw:end-glue-point="1" svg:d="M16692 18144h501v-8889h-501" svg:viewBox="0 0 502 8890">
          <text:p/>
        </draw:connector>
        <draw:connector draw:style-name="gr54" draw:text-style-name="P6" draw:layer="layout" svg:x1="16.692cm" svg:y1="20.367cm" svg:x2="16.692cm" svg:y2="9.255cm" draw:start-shape="id46" draw:start-glue-point="1" draw:end-shape="id36" draw:end-glue-point="1" svg:d="M16692 20367h501v-11112h-501" svg:viewBox="0 0 502 11113">
          <text:p/>
        </draw:connector>
        <draw:custom-shape draw:style-name="gr55" draw:text-style-name="P5" xml:id="id47" draw:id="id47" draw:layer="layout" svg:width="4.127cm" svg:height="0.635cm" svg:x="1cm" svg:y="24.495cm">
          <text:p text:style-name="P3"><text:span text:style-name="T2">Reset to default color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48" draw:id="id48" draw:layer="layout" svg:width="3.81cm" svg:height="0.635cm" svg:x="5.762cm" svg:y="24.495cm">
          <text:p text:style-name="P3"><text:span text:style-name="T2">Print grow ch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5" xml:id="id49" draw:id="id49" draw:layer="layout" svg:width="4.128cm" svg:height="0.635cm" svg:x="10.207cm" svg:y="24.495cm">
          <text:p text:style-name="P3"><text:span text:style-name="T2">Print lightning chance</text:span></text:p>
          <draw:enhanced-geometry svg:viewBox="0 0 21600 21600" draw:type="rectangle" draw:enhanced-path="M 0 0 L 21600 0 21600 21600 0 21600 0 0 Z N"/>
        </draw:custom-shape>
        <draw:connector draw:style-name="gr57" draw:text-style-name="P6" draw:layer="layout" svg:x1="2.722cm" svg:y1="23.86cm" svg:x2="3.063cm" svg:y2="24.495cm" draw:start-shape="id38" draw:start-glue-point="8" draw:end-shape="id47" draw:end-glue-point="0" svg:d="M2722 23860v317h341v318" svg:viewBox="0 0 342 636">
          <text:p/>
        </draw:connector>
        <draw:connector draw:style-name="gr58" draw:text-style-name="P6" draw:layer="layout" svg:x1="5.127cm" svg:y1="24.812cm" svg:x2="5.762cm" svg:y2="24.812cm" draw:start-shape="id47" draw:start-glue-point="1" draw:end-shape="id48" draw:end-glue-point="3" svg:d="M5127 24812h635" svg:viewBox="0 0 636 1">
          <text:p/>
        </draw:connector>
        <draw:connector draw:style-name="gr59" draw:text-style-name="P6" draw:layer="layout" svg:x1="9.572cm" svg:y1="24.812cm" svg:x2="10.207cm" svg:y2="24.812cm" draw:start-shape="id48" draw:start-glue-point="1" draw:end-shape="id49" draw:end-glue-point="3" svg:d="M9572 24812h635" svg:viewBox="0 0 636 1">
          <text:p/>
        </draw:connector>
        <draw:custom-shape draw:style-name="gr60" draw:text-style-name="P5" xml:id="id50" draw:id="id50" draw:layer="layout" svg:width="5.08cm" svg:height="0.635cm" svg:x="14.97cm" svg:y="24.495cm">
          <text:p text:style-name="P3"><text:span text:style-name="T2">Print instructions</text:span></text:p>
          <draw:enhanced-geometry svg:viewBox="0 0 21600 21600" draw:type="rectangle" draw:enhanced-path="M 0 0 L 21600 0 21600 21600 0 21600 0 0 Z N"/>
        </draw:custom-shape>
        <draw:connector draw:style-name="gr61" draw:text-style-name="P6" draw:layer="layout" svg:x1="14.335cm" svg:y1="24.812cm" svg:x2="14.97cm" svg:y2="24.812cm" draw:start-shape="id49" draw:start-glue-point="1" draw:end-shape="id50" draw:end-glue-point="3" svg:d="M14335 24812h635" svg:viewBox="0 0 636 1">
          <text:p/>
        </draw:connector>
        <draw:custom-shape draw:style-name="gr2" draw:text-style-name="P4" xml:id="id51" draw:id="id51" draw:layer="layout" svg:width="2.54cm" svg:height="0.952cm" svg:x="16.24cm" svg:y="25.765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6" draw:layer="layout" svg:x1="17.51cm" svg:y1="25.13cm" svg:x2="17.51cm" svg:y2="25.765cm" draw:start-shape="id50" draw:start-glue-point="2" draw:end-shape="id51" draw:end-glue-point="4" svg:d="M17510 25130v635" svg:viewBox="0 0 1 636">
          <text:p/>
        </draw:connector>
      </draw:page>
      <draw:page draw:name="page4" draw:style-name="dp1" draw:master-page-name="Default">
        <draw:custom-shape draw:style-name="gr13" draw:text-style-name="P8" draw:layer="layout" svg:width="3.81cm" svg:height="0.952cm" svg:x="1cm" svg:y="1cm">
          <text:p text:style-name="P7"><text:span text:style-name="T3">Overall Program / Interrupt Harness</text:span></text:p>
          <draw:enhanced-geometry svg:viewBox="0 0 21600 21600" draw:type="rectangle" draw:enhanced-path="M 0 0 L 21600 0 21600 21600 0 21600 0 0 Z N"/>
        </draw:custom-shape>
        <draw:custom-shape draw:style-name="gr63" draw:text-style-name="P17" xml:id="id55" draw:id="id55" draw:layer="layout" svg:width="3.81cm" svg:height="0.635cm" svg:x="5.127cm" svg:y="10.525cm">
          <text:p text:style-name="P3"><text:span text:style-name="T2">Call Main</text:span></text:p>
          <draw:enhanced-geometry svg:viewBox="0 0 21600 21600" draw:type="rectangle" draw:enhanced-path="M 0 0 L 21600 0 21600 21600 0 21600 0 0 Z N"/>
        </draw:custom-shape>
        <draw:custom-shape draw:style-name="gr64" draw:text-style-name="P18" xml:id="id52" draw:id="id52" draw:layer="layout" svg:width="3.175cm" svg:height="1.588cm" svg:x="9.755cm" svg:y="10.207cm">
          <text:p text:style-name="P13"><text:span text:style-name="T5">Keyboard Interrupt?</text:span></text:p>
          <draw:enhanced-geometry svg:viewBox="0 0 21600 21600" draw:text-areas="0 0 21600 21600" draw:type="chevron" draw:modifiers="17281.36020151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5" xml:id="id53" draw:id="id53" draw:layer="layout" svg:width="2.857cm" svg:height="0.635cm" svg:x="12.112cm" svg:y="12.747cm">
          <text:p text:style-name="P3"><text:span text:style-name="T2">Exit</text:span></text:p>
          <draw:enhanced-geometry svg:viewBox="0 0 21600 21600" draw:type="rectangle" draw:enhanced-path="M 0 0 L 21600 0 21600 21600 0 21600 0 0 Z N"/>
        </draw:custom-shape>
        <draw:connector draw:style-name="gr66" draw:text-style-name="P6" draw:layer="layout" svg:x1="12.93cm" svg:y1="11.001cm" svg:x2="13.54cm" svg:y2="12.747cm" draw:start-shape="id52" draw:start-glue-point="1" draw:end-shape="id53" draw:end-glue-point="0" svg:d="M12930 11001h610v1746" svg:viewBox="0 0 611 1747">
          <text:p/>
        </draw:connector>
        <draw:custom-shape draw:style-name="gr63" draw:text-style-name="P17" xml:id="id54" draw:id="id54" draw:layer="layout" svg:width="3.81cm" svg:height="0.635cm" svg:x="5.127cm" svg:y="8.302cm">
          <text:p text:style-name="P3"><text:span text:style-name="T2">Setup Constants</text:span></text:p>
          <draw:enhanced-geometry svg:viewBox="0 0 21600 21600" draw:type="rectangle" draw:enhanced-path="M 0 0 L 21600 0 21600 21600 0 21600 0 0 Z N"/>
        </draw:custom-shape>
        <draw:connector draw:style-name="gr67" draw:text-style-name="P6" draw:layer="layout" svg:x1="7.032cm" svg:y1="8.937cm" svg:x2="7.032cm" svg:y2="10.525cm" draw:start-shape="id54" draw:start-glue-point="2" draw:end-shape="id55" draw:end-glue-point="0" svg:d="M7032 8937v1588" svg:viewBox="0 0 1 1589">
          <text:p/>
        </draw:connector>
        <draw:custom-shape draw:style-name="gr2" draw:text-style-name="P4" xml:id="id56" draw:id="id56" draw:layer="layout" svg:width="2.54cm" svg:height="0.952cm" svg:x="5.762cm" svg:y="6.398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6" draw:layer="layout" svg:x1="7.032cm" svg:y1="7.35cm" svg:x2="7.032cm" svg:y2="8.302cm" draw:start-shape="id56" draw:start-glue-point="8" draw:end-shape="id54" draw:end-glue-point="0" svg:d="M7032 7350v952" svg:viewBox="0 0 1 953">
          <text:p/>
        </draw:connector>
        <draw:custom-shape draw:style-name="gr2" draw:text-style-name="P4" xml:id="id57" draw:id="id57" draw:layer="layout" svg:width="2.54cm" svg:height="0.952cm" svg:x="12.27cm" svg:y="14.653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6" draw:layer="layout" svg:x1="13.54cm" svg:y1="13.382cm" svg:x2="13.54cm" svg:y2="14.653cm" draw:start-shape="id53" draw:start-glue-point="2" draw:end-shape="id57" draw:end-glue-point="4" svg:d="M13540 13382v1271" svg:viewBox="0 0 1 1272">
          <text:p/>
        </draw:connector>
        <draw:custom-shape draw:style-name="gr70" draw:text-style-name="P17" draw:layer="layout" svg:width="3.175cm" svg:height="0.952cm" svg:x="5.445cm" svg:y="12.113cm">
          <text:p text:style-name="P3"><text:span text:style-name="T2">Does Not Termin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3" draw:text-style-name="P8" draw:layer="layout" svg:width="3.81cm" svg:height="0.952cm" svg:x="1cm" svg:y="1cm">
          <text:p text:style-name="P7"><text:span text:style-name="T3">Main</text:span></text:p>
          <draw:enhanced-geometry svg:viewBox="0 0 21600 21600" draw:type="rectangle" draw:enhanced-path="M 0 0 L 21600 0 21600 21600 0 21600 0 0 Z N"/>
        </draw:custom-shape>
        <draw:custom-shape draw:style-name="gr63" draw:text-style-name="P17" xml:id="id62" draw:id="id62" draw:layer="layout" svg:width="3.81cm" svg:height="0.635cm" svg:x="8.62cm" svg:y="6.397cm">
          <text:p text:style-name="P3"><text:span text:style-name="T2">Create New Forest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xml:id="id58" draw:id="id58" draw:layer="layout" svg:width="3.81cm" svg:height="0.953cm" svg:x="8.62cm" svg:y="7.667cm">
          <text:p text:style-name="P3"><text:span text:style-name="T2">Set forest to the result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xml:id="id60" draw:id="id60" draw:layer="layout" svg:width="3.81cm" svg:height="1.27cm" svg:x="8.62cm" svg:y="13.065cm">
          <text:p text:style-name="P3"><text:span text:style-name="T2">Create a dictionary for the next simulation step</text:span></text:p>
          <draw:enhanced-geometry svg:viewBox="0 0 21600 21600" draw:type="rectangle" draw:enhanced-path="M 0 0 L 21600 0 21600 21600 0 21600 0 0 Z N"/>
        </draw:custom-shape>
        <draw:connector draw:style-name="gr72" draw:text-style-name="P6" draw:layer="layout" svg:x1="10.525cm" svg:y1="8.62cm" svg:x2="10.525cm" svg:y2="9.255cm" draw:start-shape="id58" draw:start-glue-point="2" draw:end-shape="id59" draw:end-glue-point="0" svg:d="M10525 8620v635" svg:viewBox="0 0 1 636">
          <text:p/>
        </draw:connector>
        <draw:custom-shape draw:style-name="gr71" draw:text-style-name="P5" xml:id="id61" draw:id="id61" draw:layer="layout" svg:width="3.81cm" svg:height="0.953cm" svg:x="8.62cm" svg:y="14.969cm">
          <text:p text:style-name="P3"><text:span text:style-name="T2">Set nextForest to this new dictionary </text:span></text:p>
          <draw:enhanced-geometry svg:viewBox="0 0 21600 21600" draw:type="rectangle" draw:enhanced-path="M 0 0 L 21600 0 21600 21600 0 21600 0 0 Z N"/>
        </draw:custom-shape>
        <draw:connector draw:style-name="gr73" draw:text-style-name="P6" draw:layer="layout" svg:x1="10.525cm" svg:y1="14.335cm" svg:x2="10.525cm" svg:y2="14.969cm" draw:start-shape="id60" draw:start-glue-point="2" draw:end-shape="id61" draw:end-glue-point="0" svg:d="M10525 14335v634" svg:viewBox="0 0 1 635">
          <text:p/>
        </draw:connector>
        <draw:custom-shape draw:style-name="gr19" draw:text-style-name="P5" xml:id="id59" draw:id="id59" draw:layer="layout" svg:width="3.81cm" svg:height="0.635cm" svg:x="8.62cm" svg:y="9.255cm">
          <text:p text:style-name="P3"><text:span text:style-name="T2">Clear bext terminal</text:span></text:p>
          <draw:enhanced-geometry svg:viewBox="0 0 21600 21600" draw:type="rectangle" draw:enhanced-path="M 0 0 L 21600 0 21600 21600 0 21600 0 0 Z N"/>
        </draw:custom-shape>
        <draw:connector draw:style-name="gr74" draw:text-style-name="P6" draw:layer="layout" svg:x1="10.525cm" svg:y1="7.032cm" svg:x2="10.525cm" svg:y2="7.667cm" draw:start-shape="id62" draw:start-glue-point="2" draw:end-shape="id58" draw:end-glue-point="0" svg:d="M10525 7032v635" svg:viewBox="0 0 1 636">
          <text:p/>
        </draw:connector>
        <draw:connector draw:style-name="gr75" draw:text-style-name="P6" draw:layer="layout" svg:x1="10.525cm" svg:y1="9.89cm" svg:x2="10.526cm" svg:y2="10.525cm" draw:start-shape="id59" draw:start-glue-point="2" draw:end-shape="id63" draw:end-glue-point="4" svg:d="M10525 9890v317h1v318" svg:viewBox="0 0 2 636">
          <text:p/>
        </draw:connector>
        <draw:custom-shape draw:style-name="gr29" draw:text-style-name="P11" xml:id="id63" draw:id="id63" draw:layer="layout" svg:width="0.635cm" svg:height="0.635cm" svg:x="10.208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7" xml:id="id64" draw:id="id64" draw:layer="layout" svg:width="3.81cm" svg:height="0.635cm" svg:x="8.62cm" svg:y="11.795cm">
          <text:p text:style-name="P3"><text:span text:style-name="T2">Display Forest</text:span></text:p>
          <draw:enhanced-geometry svg:viewBox="0 0 21600 21600" draw:type="rectangle" draw:enhanced-path="M 0 0 L 21600 0 21600 21600 0 21600 0 0 Z N"/>
        </draw:custom-shape>
        <draw:connector draw:style-name="gr76" draw:text-style-name="P6" draw:layer="layout" svg:x1="10.526cm" svg:y1="11.16cm" svg:x2="10.525cm" svg:y2="11.795cm" draw:start-shape="id63" draw:start-glue-point="8" draw:end-shape="id64" draw:end-glue-point="0" svg:d="M10526 11160v317h-1v318" svg:viewBox="0 0 2 636">
          <text:p/>
        </draw:connector>
        <draw:connector draw:style-name="gr77" draw:text-style-name="P6" draw:layer="layout" svg:x1="10.525cm" svg:y1="12.43cm" svg:x2="10.525cm" svg:y2="13.065cm" draw:start-shape="id64" draw:start-glue-point="2" draw:end-shape="id60" draw:end-glue-point="0" svg:d="M10525 12430v635" svg:viewBox="0 0 1 636">
          <text:p/>
        </draw:connector>
        <draw:custom-shape draw:style-name="gr63" draw:text-style-name="P17" xml:id="id65" draw:id="id65" draw:layer="layout" svg:width="3.81cm" svg:height="0.635cm" svg:x="8.62cm" svg:y="16.557cm">
          <text:p text:style-name="P3"><text:span text:style-name="T2">Simulate Forest</text:span></text:p>
          <draw:enhanced-geometry svg:viewBox="0 0 21600 21600" draw:type="rectangle" draw:enhanced-path="M 0 0 L 21600 0 21600 21600 0 21600 0 0 Z N"/>
        </draw:custom-shape>
        <draw:connector draw:style-name="gr78" draw:text-style-name="P6" draw:layer="layout" svg:x1="10.525cm" svg:y1="15.922cm" svg:x2="10.525cm" svg:y2="16.557cm" draw:start-shape="id61" draw:start-glue-point="2" draw:end-shape="id65" draw:end-glue-point="0" svg:d="M10525 15922v635" svg:viewBox="0 0 1 636">
          <text:p/>
        </draw:connector>
        <draw:custom-shape draw:style-name="gr71" draw:text-style-name="P5" xml:id="id66" draw:id="id66" draw:layer="layout" svg:width="3.81cm" svg:height="0.953cm" svg:x="8.62cm" svg:y="17.827cm">
          <text:p text:style-name="P3"><text:span text:style-name="T2">Set forest to nextForest</text:span></text:p>
          <draw:enhanced-geometry svg:viewBox="0 0 21600 21600" draw:type="rectangle" draw:enhanced-path="M 0 0 L 21600 0 21600 21600 0 21600 0 0 Z N"/>
        </draw:custom-shape>
        <draw:connector draw:style-name="gr79" draw:text-style-name="P6" draw:layer="layout" svg:x1="10.525cm" svg:y1="17.192cm" svg:x2="10.525cm" svg:y2="17.827cm" draw:start-shape="id65" draw:start-glue-point="2" draw:end-shape="id66" draw:end-glue-point="0" svg:d="M10525 17192v635" svg:viewBox="0 0 1 636">
          <text:p/>
        </draw:connector>
        <draw:custom-shape draw:style-name="gr80" draw:text-style-name="P5" xml:id="id67" draw:id="id67" draw:layer="layout" svg:width="3.81cm" svg:height="1.271cm" svg:x="8.62cm" svg:y="19.414cm">
          <text:p text:style-name="P3"><text:span text:style-name="T2">Sleep for PAUSE_LENGTH seconds</text:span></text:p>
          <draw:enhanced-geometry svg:viewBox="0 0 21600 21600" draw:type="rectangle" draw:enhanced-path="M 0 0 L 21600 0 21600 21600 0 21600 0 0 Z N"/>
        </draw:custom-shape>
        <draw:connector draw:style-name="gr81" draw:text-style-name="P6" draw:layer="layout" svg:x1="10.525cm" svg:y1="18.78cm" svg:x2="10.525cm" svg:y2="19.414cm" draw:start-shape="id66" draw:start-glue-point="2" draw:end-shape="id67" draw:end-glue-point="0" svg:d="M10525 18780v634" svg:viewBox="0 0 1 635">
          <text:p/>
        </draw:connector>
        <draw:connector draw:style-name="gr82" draw:text-style-name="P6" draw:layer="layout" svg:x1="8.62cm" svg:y1="20.049cm" svg:x2="10.208cm" svg:y2="10.843cm" draw:start-shape="id67" draw:start-glue-point="3" draw:end-shape="id63" draw:end-glue-point="6" svg:d="M8620 20049h-501v-9206h2089" svg:viewBox="0 0 2090 9207">
          <text:p/>
        </draw:connector>
        <draw:custom-shape draw:style-name="gr2" draw:text-style-name="P4" xml:id="id68" draw:id="id68" draw:layer="layout" svg:width="2.54cm" svg:height="0.952cm" svg:x="9.255cm" svg:y="4.493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6" draw:layer="layout" svg:x1="10.525cm" svg:y1="5.445cm" svg:x2="10.525cm" svg:y2="6.397cm" draw:start-shape="id68" draw:start-glue-point="8" draw:end-shape="id62" draw:end-glue-point="0" svg:d="M10525 5445v952" svg:viewBox="0 0 1 953">
          <text:p/>
        </draw:connector>
        <draw:custom-shape draw:style-name="gr70" draw:text-style-name="P17" draw:layer="layout" svg:width="3.175cm" svg:height="0.952cm" svg:x="8.937cm" svg:y="21.32cm">
          <text:p text:style-name="P3"><text:span text:style-name="T2">Does Not Termin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13" draw:text-style-name="P8" draw:layer="layout" svg:width="3.81cm" svg:height="0.952cm" svg:x="1cm" svg:y="1cm">
          <text:p text:style-name="P7"><text:span text:style-name="T3">Simulate For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69" draw:id="id69" draw:layer="layout" svg:width="5.08cm" svg:height="1.905cm" svg:x="7.031cm" svg:y="7.667cm">
          <text:p text:style-name="P3"><text:span text:style-name="T2">Is x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71" draw:id="id71" draw:layer="layout" svg:width="5.08cm" svg:height="1.905cm" svg:x="7.032cm" svg:y="11.795cm">
          <text:p text:style-name="P3"><text:span text:style-name="T2">Is y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5" xml:id="id70" draw:id="id70" draw:layer="layout" svg:width="3.81cm" svg:height="0.635cm" svg:x="7.667cm" svg:y="10.525cm">
          <text:p text:style-name="P3"><text:span text:style-name="T2">Set y to 1</text:span></text:p>
          <draw:enhanced-geometry svg:viewBox="0 0 21600 21600" draw:type="rectangle" draw:enhanced-path="M 0 0 L 21600 0 21600 21600 0 21600 0 0 Z N"/>
        </draw:custom-shape>
        <draw:connector draw:style-name="gr22" draw:text-style-name="P10" draw:layer="layout" svg:x1="9.571cm" svg:y1="9.572cm" svg:x2="9.572cm" svg:y2="10.525cm" draw:start-shape="id69" draw:start-glue-point="6" draw:end-shape="id70" draw:end-glue-point="0" svg:d="M9571 9572v476h1v477" svg:viewBox="0 0 2 954">
          <text:p text:style-name="P9"><text:span text:style-name="T4">Yes</text:span></text:p>
        </draw:connector>
        <draw:connector draw:style-name="gr24" draw:text-style-name="P10" draw:layer="layout" svg:x1="9.572cm" svg:y1="13.7cm" svg:x2="9.572cm" svg:y2="15.605cm" draw:start-shape="id71" draw:start-glue-point="6" draw:end-shape="id72" draw:end-glue-point="0" svg:d="M9572 13700v1905" svg:viewBox="0 0 1 1906">
          <text:p text:style-name="P9"><text:span text:style-name="T4">Yes</text:span></text:p>
        </draw:connector>
        <draw:custom-shape draw:style-name="gr19" draw:text-style-name="P5" xml:id="id73" draw:id="id73" draw:layer="layout" svg:width="3.81cm" svg:height="0.635cm" svg:x="13.065cm" svg:y="8.302cm">
          <text:p text:style-name="P3"><text:span text:style-name="T2">Increment x</text:span>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13.065cm" svg:y1="8.619cm" svg:x2="12.111cm" svg:y2="8.62cm" draw:start-shape="id73" draw:start-glue-point="3" draw:end-shape="id69" draw:end-glue-point="7" svg:d="M13065 8619h-476v1h-478" svg:viewBox="0 0 955 2">
          <text:p/>
        </draw:connector>
        <draw:custom-shape draw:style-name="gr19" draw:text-style-name="P5" xml:id="id74" draw:id="id74" draw:layer="layout" svg:width="3.81cm" svg:height="0.635cm" svg:x="13.065cm" svg:y="12.43cm">
          <text:p text:style-name="P3"><text:span text:style-name="T2">Increment y</text:span>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13.065cm" svg:y1="12.747cm" svg:x2="12.112cm" svg:y2="12.748cm" draw:start-shape="id74" draw:start-glue-point="3" draw:end-shape="id71" draw:end-glue-point="7" svg:d="M13065 12747h-476v1h-477" svg:viewBox="0 0 954 2">
          <text:p/>
        </draw:connector>
        <draw:connector draw:style-name="gr34" draw:text-style-name="P12" draw:layer="layout" draw:line-skew="-0.134cm" svg:x1="7.032cm" svg:y1="12.748cm" svg:x2="8.302cm" svg:y2="17.193cm" draw:start-shape="id71" draw:start-glue-point="5" draw:end-shape="id75" draw:end-glue-point="6" svg:d="M7032 12748h-635v4445h1905" svg:viewBox="0 0 1906 4446">
          <text:p text:style-name="P9"><text:span text:style-name="T5">No</text:span></text:p>
        </draw:connector>
        <draw:custom-shape draw:style-name="gr35" draw:text-style-name="P14" xml:id="id75" draw:id="id75" draw:layer="layout" svg:width="2.54cm" svg:height="0.635cm" svg:x="8.302cm" svg:y="16.875cm">
          <text:p text:style-name="P13"><text:span text:style-name="T5">End 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6" draw:layer="layout" svg:x1="9.572cm" svg:y1="11.16cm" svg:x2="9.572cm" svg:y2="11.795cm" draw:start-shape="id70" draw:start-glue-point="2" draw:end-shape="id71" draw:end-glue-point="4" svg:d="M9572 11160v635" svg:viewBox="0 0 1 636">
          <text:p/>
        </draw:connector>
        <draw:custom-shape draw:style-name="gr35" draw:text-style-name="P14" xml:id="id76" draw:id="id76" draw:layer="layout" svg:width="2.54cm" svg:height="0.635cm" svg:x="4.492cm" svg:y="17.827cm">
          <text:p text:style-name="P13"><text:span text:style-name="T5">End 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6" draw:layer="layout" draw:line-skew="0.451cm" svg:x1="10.842cm" svg:y1="17.193cm" svg:x2="16.875cm" svg:y2="8.619cm" draw:start-shape="id75" draw:start-glue-point="10" draw:end-shape="id73" draw:end-glue-point="1" svg:d="M10842 17193h6985v-8574h-952" svg:viewBox="0 0 6986 8575">
          <text:p/>
        </draw:connector>
        <draw:connector draw:style-name="gr39" draw:text-style-name="P12" draw:layer="layout" svg:x1="7.031cm" svg:y1="8.62cm" svg:x2="5.762cm" svg:y2="17.827cm" draw:start-shape="id69" draw:start-glue-point="5" draw:end-shape="id76" draw:end-glue-point="4" svg:d="M7031 8620h-1269v9207" svg:viewBox="0 0 1270 9208">
          <text:p text:style-name="P9"><text:span text:style-name="T5">No</text:span></text:p>
        </draw:connector>
        <draw:custom-shape draw:style-name="gr19" draw:text-style-name="P5" xml:id="id77" draw:id="id77" draw:layer="layout" svg:width="3.81cm" svg:height="0.635cm" svg:x="7.667cm" svg:y="6.397cm">
          <text:p text:style-name="P3"><text:span text:style-name="T2">Set x to 1</text:span></text:p>
          <draw:enhanced-geometry svg:viewBox="0 0 21600 21600" draw:type="rectangle" draw:enhanced-path="M 0 0 L 21600 0 21600 21600 0 21600 0 0 Z N"/>
        </draw:custom-shape>
        <draw:connector draw:style-name="gr44" draw:text-style-name="P6" draw:layer="layout" svg:x1="9.572cm" svg:y1="7.032cm" svg:x2="9.571cm" svg:y2="7.667cm" draw:start-shape="id77" draw:start-glue-point="2" draw:end-shape="id69" draw:end-glue-point="4" svg:d="M9572 7032v317h-1v318" svg:viewBox="0 0 2 636">
          <text:p/>
        </draw:connector>
        <draw:custom-shape draw:style-name="gr2" draw:text-style-name="P4" xml:id="id78" draw:id="id78" draw:layer="layout" svg:width="2.54cm" svg:height="0.952cm" svg:x="8.302cm" svg:y="4.81cm">
          <text:p text:style-name="P3"><text:span text:style-name="T2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6" draw:layer="layout" svg:x1="9.572cm" svg:y1="5.762cm" svg:x2="9.572cm" svg:y2="6.397cm" draw:start-shape="id78" draw:start-glue-point="8" draw:end-shape="id77" draw:end-glue-point="0" svg:d="M9572 5762v635" svg:viewBox="0 0 1 636">
          <text:p/>
        </draw:connector>
        <draw:custom-shape draw:style-name="gr63" draw:text-style-name="P17" xml:id="id72" draw:id="id72" draw:layer="layout" svg:width="3.81cm" svg:height="0.635cm" svg:x="7.667cm" svg:y="15.605cm">
          <text:p text:style-name="P3"><text:span text:style-name="T2">Simulate Forest Cell</text:span></text:p>
          <draw:enhanced-geometry svg:viewBox="0 0 21600 21600" draw:type="rectangle" draw:enhanced-path="M 0 0 L 21600 0 21600 21600 0 21600 0 0 Z N"/>
        </draw:custom-shape>
        <draw:connector draw:style-name="gr85" draw:text-style-name="P6" draw:layer="layout" svg:x1="11.477cm" svg:y1="15.922cm" svg:x2="16.875cm" svg:y2="12.747cm" draw:start-shape="id72" draw:start-glue-point="1" draw:end-shape="id74" draw:end-glue-point="1" svg:d="M11477 15922h5899v-3175h-501" svg:viewBox="0 0 5900 3176">
          <text:p/>
        </draw:connector>
        <draw:custom-shape draw:style-name="gr2" draw:text-style-name="P4" xml:id="id79" draw:id="id79" draw:layer="layout" svg:width="2.54cm" svg:height="0.952cm" svg:x="8.302cm" svg:y="19.415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6" draw:layer="layout" svg:x1="7.032cm" svg:y1="18.145cm" svg:x2="9.572cm" svg:y2="19.415cm" draw:start-shape="id76" draw:start-glue-point="10" draw:end-shape="id79" draw:end-glue-point="4" svg:d="M7032 18145h2540v1270" svg:viewBox="0 0 2541 1271">
          <text:p/>
        </draw:connector>
      </draw:page>
      <draw:page draw:name="page7" draw:style-name="dp1" draw:master-page-name="Default">
        <draw:custom-shape draw:style-name="gr13" draw:text-style-name="P8" draw:layer="layout" svg:width="3.81cm" svg:height="0.952cm" svg:x="1cm" svg:y="1cm">
          <text:p text:style-name="P7"><text:span text:style-name="T3">Simulate Forest Cell</text:span></text:p>
          <draw:enhanced-geometry svg:viewBox="0 0 21600 21600" draw:type="rectangle" draw:enhanced-path="M 0 0 L 21600 0 21600 21600 0 21600 0 0 Z N"/>
        </draw:custom-shape>
        <draw:custom-shape draw:style-name="gr87" draw:text-style-name="P5" xml:id="id80" draw:id="id80" draw:layer="layout" svg:width="5.08cm" svg:height="1.587cm" svg:x="1.634cm" svg:y="6.398cm">
          <text:p text:style-name="P3"><text:span text:style-name="T2">Is this cell 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81" draw:id="id81" draw:layer="layout" svg:width="5.08cm" svg:height="1.905cm" draw:transform="skewX (0.00785398163397448) rotate (0.00767944870877505) translate (1.634cm 11.834cm)">
          <text:p text:style-name="P3"><text:span text:style-name="T2">Is this cell a TRE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82" draw:id="id82" draw:layer="layout" svg:width="5.08cm" svg:height="1.905cm" svg:x="1.634cm" svg:y="16.874cm">
          <text:p text:style-name="P3"><text:span text:style-name="T2">Is this cell a FIR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10" draw:layer="layout" svg:x1="4.174cm" svg:y1="7.985cm" svg:x2="4.174cm" svg:y2="11.813cm" draw:start-shape="id80" draw:start-glue-point="6" draw:end-shape="id81" draw:end-glue-point="4" svg:d="M4174 7985v3828" svg:viewBox="0 0 1 3829">
          <text:p text:style-name="P9"><text:span text:style-name="T4">No</text:span></text:p>
        </draw:connector>
        <draw:connector draw:style-name="gr46" draw:text-style-name="P10" draw:layer="layout" svg:x1="4.174cm" svg:y1="13.719cm" svg:x2="4.174cm" svg:y2="16.874cm" draw:start-shape="id81" draw:start-glue-point="6" draw:end-shape="id82" draw:end-glue-point="4" svg:d="M4174 13719v3155" svg:viewBox="0 0 1 3156">
          <text:p text:style-name="P9"><text:span text:style-name="T4">No</text:span></text:p>
        </draw:connector>
        <draw:custom-shape draw:style-name="gr71" draw:text-style-name="P5" xml:id="id83" draw:id="id83" draw:layer="layout" svg:width="3.81cm" svg:height="0.953cm" svg:x="8.302cm" svg:y="6.715cm">
          <text:p text:style-name="P3"><text:span text:style-name="T2">Roll a random number</text:span></text:p>
          <draw:enhanced-geometry svg:viewBox="0 0 21600 21600" draw:type="rectangle" draw:enhanced-path="M 0 0 L 21600 0 21600 21600 0 21600 0 0 Z N"/>
        </draw:custom-shape>
        <draw:connector draw:style-name="gr48" draw:text-style-name="P19" draw:layer="layout" svg:x1="6.714cm" svg:y1="7.192cm" svg:x2="8.302cm" svg:y2="7.191cm" draw:start-shape="id80" draw:start-glue-point="7" draw:end-shape="id83" draw:end-glue-point="3" svg:d="M6714 7192h795v-1h793" svg:viewBox="0 0 1589 2">
          <text:p text:style-name="P15"><text:span text:style-name="T4">Yes</text:span></text:p>
        </draw:connector>
        <draw:custom-shape draw:style-name="gr88" draw:text-style-name="P5" xml:id="id87" draw:id="id87" draw:layer="layout" svg:width="3.81cm" svg:height="0.951cm" svg:x="8.302cm" svg:y="12.292cm">
          <text:p text:style-name="P3"><text:span text:style-name="T2">Roll a random number</text:span></text:p>
          <draw:enhanced-geometry svg:viewBox="0 0 21600 21600" draw:type="rectangle" draw:enhanced-path="M 0 0 L 21600 0 21600 21600 0 21600 0 0 Z N"/>
        </draw:custom-shape>
        <draw:custom-shape draw:style-name="gr89" draw:text-style-name="P5" xml:id="id89" draw:id="id89" draw:layer="layout" svg:width="4.445cm" svg:height="0.952cm" svg:x="14.017cm" svg:y="14.018cm">
          <text:p text:style-name="P3"><text:span text:style-name="T2">Put a FIRE in nextForest</text:span></text:p>
          <draw:enhanced-geometry svg:viewBox="0 0 21600 21600" draw:type="rectangle" draw:enhanced-path="M 0 0 L 21600 0 21600 21600 0 21600 0 0 Z N"/>
        </draw:custom-shape>
        <draw:custom-shape draw:style-name="gr63" draw:text-style-name="P17" xml:id="id84" draw:id="id84" draw:layer="layout" svg:width="3.81cm" svg:height="0.635cm" svg:x="8.302cm" svg:y="17.509cm">
          <text:p text:style-name="P3"><text:span text:style-name="T2">Spread FIRE</text:span></text:p>
          <draw:enhanced-geometry svg:viewBox="0 0 21600 21600" draw:type="rectangle" draw:enhanced-path="M 0 0 L 21600 0 21600 21600 0 21600 0 0 Z N"/>
        </draw:custom-shape>
        <draw:connector draw:style-name="gr50" draw:text-style-name="P19" draw:layer="layout" svg:x1="6.714cm" svg:y1="17.827cm" svg:x2="8.302cm" svg:y2="17.826cm" draw:start-shape="id82" draw:start-glue-point="7" draw:end-shape="id84" draw:end-glue-point="3" svg:d="M6714 17827h795v-1h793" svg:viewBox="0 0 1589 2">
          <text:p text:style-name="P15"><text:span text:style-name="T4">Yes</text:span></text:p>
        </draw:connector>
        <draw:custom-shape draw:style-name="gr87" draw:text-style-name="P5" xml:id="id85" draw:id="id85" draw:layer="layout" svg:width="5.08cm" svg:height="1.587cm" svg:x="7.667cm" svg:y="8.303cm">
          <text:p text:style-name="P3"><text:span text:style-name="T2">Less than </text:span><text:span text:style-name="T6">GROWTH_CHANCE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0" draw:text-style-name="P6" draw:layer="layout" svg:x1="10.207cm" svg:y1="7.668cm" svg:x2="10.207cm" svg:y2="8.303cm" draw:start-shape="id83" draw:start-glue-point="2" draw:end-shape="id85" draw:end-glue-point="4" svg:d="M10207 7668v635" svg:viewBox="0 0 1 636">
          <text:p/>
        </draw:connector>
        <draw:custom-shape draw:style-name="gr89" draw:text-style-name="P5" xml:id="id86" draw:id="id86" draw:layer="layout" svg:width="4.445cm" svg:height="0.952cm" svg:x="14.017cm" svg:y="8.62cm">
          <text:p text:style-name="P3"><text:span text:style-name="T2">Put a TREE in nextForest</text:span></text:p>
          <draw:enhanced-geometry svg:viewBox="0 0 21600 21600" draw:type="rectangle" draw:enhanced-path="M 0 0 L 21600 0 21600 21600 0 21600 0 0 Z N"/>
        </draw:custom-shape>
        <draw:connector draw:style-name="gr91" draw:text-style-name="P21" draw:layer="layout" svg:x1="7.667cm" svg:y1="9.097cm" svg:x2="4.174cm" svg:y2="11.813cm" draw:start-shape="id85" draw:start-glue-point="5" draw:end-shape="id81" draw:end-glue-point="4" svg:d="M7667 9097h-3493v2716" svg:viewBox="0 0 3494 2717">
          <text:p text:style-name="P20"><text:span text:style-name="T5">No</text:span></text:p>
        </draw:connector>
        <draw:connector draw:style-name="gr92" draw:text-style-name="P10" draw:layer="layout" svg:x1="12.747cm" svg:y1="9.097cm" svg:x2="14.017cm" svg:y2="9.096cm" draw:start-shape="id85" draw:start-glue-point="7" draw:end-shape="id86" draw:end-glue-point="3" svg:d="M12747 9097h635v-1h635" svg:viewBox="0 0 1271 2">
          <text:p text:style-name="P9"><text:span text:style-name="T4">Yes</text:span></text:p>
        </draw:connector>
        <draw:connector draw:style-name="gr93" draw:text-style-name="P10" draw:layer="layout" svg:x1="6.714cm" svg:y1="12.746cm" svg:x2="8.302cm" svg:y2="12.767cm" draw:start-shape="id81" draw:start-glue-point="7" draw:end-shape="id87" draw:end-glue-point="3" svg:d="M6714 12746h795v21h793" svg:viewBox="0 0 1589 22">
          <text:p text:style-name="P9"><text:span text:style-name="T4">Yes</text:span></text:p>
        </draw:connector>
        <draw:custom-shape draw:style-name="gr87" draw:text-style-name="P5" xml:id="id88" draw:id="id88" draw:layer="layout" svg:width="5.08cm" svg:height="1.587cm" svg:x="7.667cm" svg:y="13.701cm">
          <text:p text:style-name="P3"><text:span text:style-name="T2">Less than </text:span><text:span text:style-name="T6">FIRE_CHANCE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4" draw:text-style-name="P6" draw:layer="layout" svg:x1="10.207cm" svg:y1="13.243cm" svg:x2="10.207cm" svg:y2="13.701cm" draw:start-shape="id87" draw:start-glue-point="2" draw:end-shape="id88" draw:end-glue-point="4" svg:d="M10207 13243v458" svg:viewBox="0 0 1 459">
          <text:p/>
        </draw:connector>
        <draw:connector draw:style-name="gr95" draw:text-style-name="P10" draw:layer="layout" svg:x1="12.747cm" svg:y1="14.495cm" svg:x2="14.017cm" svg:y2="14.494cm" draw:start-shape="id88" draw:start-glue-point="7" draw:end-shape="id89" draw:end-glue-point="3" svg:d="M12747 14495h635v-1h635" svg:viewBox="0 0 1271 2">
          <text:p text:style-name="P9"><text:span text:style-name="T4">Yes</text:span></text:p>
        </draw:connector>
        <draw:custom-shape draw:style-name="gr19" draw:text-style-name="P5" xml:id="id90" draw:id="id90" draw:layer="layout" svg:width="3.81cm" svg:height="0.635cm" svg:x="2.269cm" svg:y="5.127cm">
          <text:p text:style-name="P3"><text:span text:style-name="T2">Look at forest x,y</text:span></text:p>
          <draw:enhanced-geometry svg:viewBox="0 0 21600 21600" draw:type="rectangle" draw:enhanced-path="M 0 0 L 21600 0 21600 21600 0 21600 0 0 Z N"/>
        </draw:custom-shape>
        <draw:connector draw:style-name="gr96" draw:text-style-name="P6" draw:layer="layout" svg:x1="4.174cm" svg:y1="5.762cm" svg:x2="4.174cm" svg:y2="6.398cm" draw:start-shape="id90" draw:start-glue-point="2" draw:end-shape="id80" draw:end-glue-point="4" svg:d="M4174 5762v636" svg:viewBox="0 0 1 637">
          <text:p/>
        </draw:connector>
        <draw:custom-shape draw:style-name="gr23" draw:text-style-name="P5" xml:id="id91" draw:id="id91" draw:layer="layout" svg:width="4.445cm" svg:height="1.27cm" svg:x="14.017cm" svg:y="17.192cm">
          <text:p text:style-name="P3"><text:span text:style-name="T2">Put EMPTY in nextForest</text:span></text:p>
          <draw:enhanced-geometry svg:viewBox="0 0 21600 21600" draw:type="rectangle" draw:enhanced-path="M 0 0 L 21600 0 21600 21600 0 21600 0 0 Z N"/>
        </draw:custom-shape>
        <draw:connector draw:style-name="gr97" draw:text-style-name="P6" draw:layer="layout" svg:x1="12.112cm" svg:y1="17.826cm" svg:x2="14.017cm" svg:y2="17.827cm" draw:start-shape="id84" draw:start-glue-point="1" draw:end-shape="id91" draw:end-glue-point="3" svg:d="M12112 17826h952v1h953" svg:viewBox="0 0 1906 2">
          <text:p/>
        </draw:connector>
        <draw:connector draw:style-name="gr98" draw:text-style-name="P21" draw:layer="layout" svg:x1="7.667cm" svg:y1="14.495cm" svg:x2="4.174cm" svg:y2="16.874cm" draw:start-shape="id88" draw:start-glue-point="5" draw:end-shape="id82" draw:end-glue-point="4" svg:d="M7667 14495h-3493v2379" svg:viewBox="0 0 3494 2380">
          <text:p text:style-name="P20"><text:span text:style-name="T5">No</text:span></text:p>
        </draw:connector>
        <draw:custom-shape draw:style-name="gr23" draw:text-style-name="P5" xml:id="id92" draw:id="id92" draw:layer="layout" svg:width="4.445cm" svg:height="1.27cm" svg:x="1.952cm" svg:y="21.002cm">
          <text:p text:style-name="P3"><text:span text:style-name="T2">Copy the value of the current cell to nextForest</text:span></text:p>
          <draw:enhanced-geometry svg:viewBox="0 0 21600 21600" draw:type="rectangle" draw:enhanced-path="M 0 0 L 21600 0 21600 21600 0 21600 0 0 Z N"/>
        </draw:custom-shape>
        <draw:connector draw:style-name="gr99" draw:text-style-name="P10" draw:layer="layout" svg:x1="4.174cm" svg:y1="18.779cm" svg:x2="4.174cm" svg:y2="21.002cm" draw:start-shape="id82" draw:start-glue-point="6" draw:end-shape="id92" draw:end-glue-point="0" svg:d="M4174 18779v2223" svg:viewBox="0 0 1 2224">
          <text:p text:style-name="P9"><text:span text:style-name="T4">No</text:span></text:p>
        </draw:connector>
        <draw:custom-shape draw:style-name="gr29" draw:text-style-name="P11" xml:id="id93" draw:id="id93" draw:layer="layout" svg:width="0.635cm" svg:height="0.635cm" svg:x="18.78cm" svg:y="21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" draw:text-style-name="P6" draw:layer="layout" svg:x1="18.462cm" svg:y1="9.096cm" svg:x2="19.098cm" svg:y2="21.319cm" draw:start-shape="id86" draw:start-glue-point="1" draw:end-shape="id93" draw:end-glue-point="4" svg:d="M18462 9096h636v12223" svg:viewBox="0 0 637 12224">
          <text:p/>
        </draw:connector>
        <draw:connector draw:style-name="gr101" draw:text-style-name="P6" draw:layer="layout" svg:x1="18.462cm" svg:y1="14.494cm" svg:x2="19.098cm" svg:y2="21.319cm" draw:start-shape="id89" draw:start-glue-point="1" draw:end-shape="id93" draw:end-glue-point="4" svg:d="M18462 14494h636v6825" svg:viewBox="0 0 637 6826">
          <text:p/>
        </draw:connector>
        <draw:connector draw:style-name="gr102" draw:text-style-name="P6" draw:layer="layout" svg:x1="18.462cm" svg:y1="17.827cm" svg:x2="19.098cm" svg:y2="21.319cm" draw:start-shape="id91" draw:start-glue-point="1" draw:end-shape="id93" draw:end-glue-point="4" svg:d="M18462 17827h636v3492" svg:viewBox="0 0 637 3493">
          <text:p/>
        </draw:connector>
        <draw:connector draw:style-name="gr103" draw:text-style-name="P6" draw:layer="layout" svg:x1="6.397cm" svg:y1="21.637cm" svg:x2="18.78cm" svg:y2="21.637cm" draw:start-shape="id92" draw:start-glue-point="1" draw:end-shape="id93" draw:end-glue-point="6" svg:d="M6397 21637h12383" svg:viewBox="0 0 12384 1">
          <text:p/>
        </draw:connector>
        <draw:custom-shape draw:style-name="gr2" draw:text-style-name="P4" xml:id="id94" draw:id="id94" draw:layer="layout" svg:width="2.54cm" svg:height="0.952cm" svg:x="2.904cm" svg:y="3.223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4" draw:text-style-name="P6" draw:layer="layout" svg:x1="4.174cm" svg:y1="4.175cm" svg:x2="4.174cm" svg:y2="5.127cm" draw:start-shape="id94" draw:start-glue-point="8" draw:end-shape="id90" draw:end-glue-point="0" svg:d="M4174 4175v952" svg:viewBox="0 0 1 953">
          <text:p/>
        </draw:connector>
        <draw:custom-shape draw:style-name="gr2" draw:text-style-name="P4" xml:id="id95" draw:id="id95" draw:layer="layout" svg:width="2.54cm" svg:height="0.952cm" svg:x="17.828cm" svg:y="23.543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" draw:text-style-name="P6" draw:layer="layout" svg:x1="19.098cm" svg:y1="21.954cm" svg:x2="19.098cm" svg:y2="23.543cm" draw:start-shape="id93" draw:start-glue-point="8" draw:end-shape="id95" draw:end-glue-point="4" svg:d="M19098 21954v1589" svg:viewBox="0 0 1 1590">
          <text:p/>
        </draw:connector>
        <draw:custom-shape draw:style-name="gr106" draw:text-style-name="P23" draw:layer="layout" svg:width="8.255cm" svg:height="1.588cm" svg:x="1.635cm" svg:y="22.907cm">
          <text:p text:style-name="P22"><text:span text:style-name="T7">There appears to be a bug here where trees with higher x/y can be copied over unburnt after they are burned with fire spread.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8" draw:text-style-name="P5" xml:id="id96" draw:id="id96" draw:layer="layout" svg:width="5.08cm" svg:height="1.905cm" svg:x="6.079cm" svg:y="7.984cm">
          <text:p text:style-name="P3"><text:span text:style-name="T2">Is ix less than 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98" draw:id="id98" draw:layer="layout" svg:width="5.08cm" svg:height="1.905cm" svg:x="6.08cm" svg:y="12.112cm">
          <text:p text:style-name="P3"><text:span text:style-name="T2">Is iy less than 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5" xml:id="id97" draw:id="id97" draw:layer="layout" svg:width="3.81cm" svg:height="0.635cm" svg:x="6.715cm" svg:y="10.842cm">
          <text:p text:style-name="P3"><text:span text:style-name="T2">Set iy to -1</text:span></text:p>
          <draw:enhanced-geometry svg:viewBox="0 0 21600 21600" draw:type="rectangle" draw:enhanced-path="M 0 0 L 21600 0 21600 21600 0 21600 0 0 Z N"/>
        </draw:custom-shape>
        <draw:connector draw:style-name="gr107" draw:text-style-name="P10" draw:layer="layout" svg:x1="8.619cm" svg:y1="9.889cm" svg:x2="8.62cm" svg:y2="10.842cm" draw:start-shape="id96" draw:start-glue-point="6" draw:end-shape="id97" draw:end-glue-point="0" svg:d="M8619 9889v476h1v477" svg:viewBox="0 0 2 954">
          <text:p text:style-name="P9"><text:span text:style-name="T4">Yes</text:span></text:p>
        </draw:connector>
        <draw:connector draw:style-name="gr108" draw:text-style-name="P10" draw:layer="layout" svg:x1="8.62cm" svg:y1="14.017cm" svg:x2="8.62cm" svg:y2="14.969cm" draw:start-shape="id98" draw:start-glue-point="6" draw:end-shape="id99" draw:end-glue-point="4" svg:d="M8620 14017v952" svg:viewBox="0 0 1 953">
          <text:p text:style-name="P9"><text:span text:style-name="T4">Yes</text:span></text:p>
        </draw:connector>
        <draw:custom-shape draw:style-name="gr19" draw:text-style-name="P5" xml:id="id100" draw:id="id100" draw:layer="layout" svg:width="3.81cm" svg:height="0.635cm" svg:x="12.113cm" svg:y="8.619cm">
          <text:p text:style-name="P3"><text:span text:style-name="T2">Increment ix</text:span>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12.113cm" svg:y1="8.936cm" svg:x2="11.159cm" svg:y2="8.937cm" draw:start-shape="id100" draw:start-glue-point="3" draw:end-shape="id96" draw:end-glue-point="7" svg:d="M12113 8936h-476v1h-478" svg:viewBox="0 0 955 2">
          <text:p/>
        </draw:connector>
        <draw:custom-shape draw:style-name="gr19" draw:text-style-name="P5" xml:id="id101" draw:id="id101" draw:layer="layout" svg:width="3.81cm" svg:height="0.635cm" svg:x="12.113cm" svg:y="12.747cm">
          <text:p text:style-name="P3"><text:span text:style-name="T2">Increment iy</text:span>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12.113cm" svg:y1="13.064cm" svg:x2="11.16cm" svg:y2="13.065cm" draw:start-shape="id101" draw:start-glue-point="3" draw:end-shape="id98" draw:end-glue-point="7" svg:d="M12113 13064h-476v1h-477" svg:viewBox="0 0 954 2">
          <text:p/>
        </draw:connector>
        <draw:connector draw:style-name="gr34" draw:text-style-name="P12" draw:layer="layout" draw:line-skew="-0.134cm" svg:x1="6.08cm" svg:y1="13.065cm" svg:x2="6.398cm" svg:y2="19.733cm" draw:start-shape="id98" draw:start-glue-point="5" draw:end-shape="id102" draw:end-glue-point="6" svg:d="M6080 13065h-635v6668h953" svg:viewBox="0 0 954 6669">
          <text:p text:style-name="P9"><text:span text:style-name="T5">No</text:span></text:p>
        </draw:connector>
        <draw:custom-shape draw:style-name="gr35" draw:text-style-name="P14" xml:id="id102" draw:id="id102" draw:layer="layout" svg:width="2.54cm" svg:height="0.635cm" svg:x="6.398cm" svg:y="19.415cm">
          <text:p text:style-name="P13"><text:span text:style-name="T5">End i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6" draw:layer="layout" svg:x1="8.62cm" svg:y1="11.477cm" svg:x2="8.62cm" svg:y2="12.112cm" draw:start-shape="id97" draw:start-glue-point="2" draw:end-shape="id98" draw:end-glue-point="4" svg:d="M8620 11477v635" svg:viewBox="0 0 1 636">
          <text:p/>
        </draw:connector>
        <draw:custom-shape draw:style-name="gr35" draw:text-style-name="P14" xml:id="id103" draw:id="id103" draw:layer="layout" svg:width="2.54cm" svg:height="0.635cm" svg:x="2.588cm" svg:y="20.367cm">
          <text:p text:style-name="P13"><text:span text:style-name="T5">End 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6" draw:layer="layout" draw:line-skew="1.721cm" svg:x1="8.938cm" svg:y1="19.733cm" svg:x2="15.923cm" svg:y2="8.936cm" draw:start-shape="id102" draw:start-glue-point="10" draw:end-shape="id100" draw:end-glue-point="1" svg:d="M8938 19733h9207v-10797h-2222" svg:viewBox="0 0 9208 10798">
          <text:p/>
        </draw:connector>
        <draw:connector draw:style-name="gr39" draw:text-style-name="P12" draw:layer="layout" svg:x1="6.079cm" svg:y1="8.937cm" svg:x2="3.858cm" svg:y2="20.367cm" draw:start-shape="id96" draw:start-glue-point="5" draw:end-shape="id103" draw:end-glue-point="4" svg:d="M6079 8937h-2221v11430" svg:viewBox="0 0 2222 11431">
          <text:p text:style-name="P9"><text:span text:style-name="T5">No</text:span></text:p>
        </draw:connector>
        <draw:custom-shape draw:style-name="gr19" draw:text-style-name="P5" xml:id="id104" draw:id="id104" draw:layer="layout" svg:width="3.81cm" svg:height="0.635cm" svg:x="6.715cm" svg:y="6.714cm">
          <text:p text:style-name="P3"><text:span text:style-name="T2">Set ix to -1</text:span></text:p>
          <draw:enhanced-geometry svg:viewBox="0 0 21600 21600" draw:type="rectangle" draw:enhanced-path="M 0 0 L 21600 0 21600 21600 0 21600 0 0 Z N"/>
        </draw:custom-shape>
        <draw:connector draw:style-name="gr44" draw:text-style-name="P6" draw:layer="layout" svg:x1="8.62cm" svg:y1="7.349cm" svg:x2="8.619cm" svg:y2="7.984cm" draw:start-shape="id104" draw:start-glue-point="2" draw:end-shape="id96" draw:end-glue-point="4" svg:d="M8620 7349v317h-1v318" svg:viewBox="0 0 2 636">
          <text:p/>
        </draw:connector>
        <draw:custom-shape draw:style-name="gr2" draw:text-style-name="P4" xml:id="id105" draw:id="id105" draw:layer="layout" svg:width="2.54cm" svg:height="0.952cm" svg:x="7.35cm" svg:y="5.127cm">
          <text:p text:style-name="P3"><text:span text:style-name="T2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6" draw:layer="layout" svg:x1="8.62cm" svg:y1="6.079cm" svg:x2="8.62cm" svg:y2="6.714cm" draw:start-shape="id105" draw:start-glue-point="8" draw:end-shape="id104" draw:end-glue-point="0" svg:d="M8620 6079v635" svg:viewBox="0 0 1 636">
          <text:p/>
        </draw:connector>
        <draw:custom-shape draw:style-name="gr2" draw:text-style-name="P4" xml:id="id106" draw:id="id106" draw:layer="layout" svg:width="2.54cm" svg:height="0.952cm" svg:x="6.398cm" svg:y="21.955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6" draw:layer="layout" svg:x1="5.128cm" svg:y1="20.685cm" svg:x2="7.668cm" svg:y2="21.955cm" draw:start-shape="id103" draw:start-glue-point="10" draw:end-shape="id106" draw:end-glue-point="4" svg:d="M5128 20685h2540v1270" svg:viewBox="0 0 2541 1271">
          <text:p/>
        </draw:connector>
        <draw:custom-shape draw:style-name="gr13" draw:text-style-name="P8" draw:layer="layout" svg:width="3.81cm" svg:height="0.952cm" svg:x="1cm" svg:y="1cm">
          <text:p text:style-name="P7"><text:span text:style-name="T3">Spread FIRE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99" draw:id="id99" draw:layer="layout" svg:width="5.08cm" svg:height="1.905cm" svg:x="6.08cm" svg:y="14.969cm">
          <text:p text:style-name="P3"><text:span text:style-name="T2">Is the cell at x+ix, y+iy a TRE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5" xml:id="id107" draw:id="id107" draw:layer="layout" svg:width="3.81cm" svg:height="1.27cm" svg:x="12.748cm" svg:y="15.287cm">
          <text:p text:style-name="P3"><text:span text:style-name="T2">Put a FIRE there in nextForest</text:span></text:p>
          <draw:enhanced-geometry svg:viewBox="0 0 21600 21600" draw:type="rectangle" draw:enhanced-path="M 0 0 L 21600 0 21600 21600 0 21600 0 0 Z N"/>
        </draw:custom-shape>
        <draw:connector draw:style-name="gr109" draw:text-style-name="P10" draw:layer="layout" svg:x1="11.16cm" svg:y1="15.922cm" svg:x2="12.748cm" svg:y2="15.922cm" draw:start-shape="id99" draw:start-glue-point="7" draw:end-shape="id107" draw:end-glue-point="3" svg:d="M11160 15922h1588" svg:viewBox="0 0 1589 1">
          <text:p text:style-name="P9"><text:span text:style-name="T4">Yes</text:span></text:p>
        </draw:connector>
        <draw:connector draw:style-name="gr110" draw:text-style-name="P6" draw:layer="layout" draw:line-skew="0.134cm" svg:x1="16.558cm" svg:y1="15.922cm" svg:x2="15.923cm" svg:y2="13.064cm" draw:start-shape="id107" draw:start-glue-point="1" draw:end-shape="id101" draw:end-glue-point="1" svg:d="M16558 15922h635v-2858h-1270" svg:viewBox="0 0 1271 2859">
          <text:p/>
        </draw:connector>
        <draw:connector draw:style-name="gr111" draw:text-style-name="P16" draw:layer="layout" draw:line-skew="0.769cm 0.769cm" svg:x1="8.62cm" svg:y1="16.874cm" svg:x2="15.923cm" svg:y2="13.064cm" draw:start-shape="id99" draw:start-glue-point="6" draw:end-shape="id101" draw:end-glue-point="1" svg:d="M8620 16874v1270h8573v-5080h-1270" svg:viewBox="0 0 8574 5081">
          <text:p text:style-name="P15"><text:span text:style-name="T5">No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7:30:10.400168548</meta:creation-date>
    <dc:date>2025-11-09T19:43:24.930507269</dc:date>
    <meta:editing-duration>PT20M46S</meta:editing-duration>
    <meta:editing-cycles>2</meta:editing-cycles>
    <meta:generator>LibreOffice/24.2.7.2$Linux_X86_64 LibreOffice_project/420$Build-2</meta:generator>
    <meta:print-date>2025-11-09T19:43:36.016937384</meta:print-date>
    <meta:printed-by>PDF files</meta:printed-by>
    <meta:document-statistic meta:object-count="236"/>
  </office:meta>
</office:document-meta>
</file>